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media-type="image/png" manifest:full-path="media/docsodtimagesheader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7c1eb757b-style_44" style:family="table" style:master-page-name="master_01">
      <style:table-properties table:border-model="collapsing" fo:break-before="page" table:align="left"/>
    </style:style>
    <style:style style:name="s7c1eb757b-style_46" style:family="table-row"/>
    <style:style style:name="s7c1eb757b-style_47" style:family="table-cell"/>
    <style:style style:name="s7c1eb757b-style_48" style:family="paragraph">
      <style:paragraph-properties fo:padding-bottom="0pt" fo:padding-left="0pt" fo:padding-right="0pt" fo:padding-top="0pt" fo:text-align="center"/>
      <style:text-properties fo:font-family="'Arial'" fo:font-size="18pt" fo:font-weight="bold"/>
    </style:style>
    <style:style style:name="s7c1eb757b-style_49" style:family="text"/>
    <style:style style:name="s7c1eb757b-style_50" style:family="table">
      <style:table-properties table:border-model="collapsing" style:width="225pt" fo:margin-bottom="auto" fo:margin-left="auto" fo:margin-right="auto" fo:margin-top="18.75pt" table:align="center"/>
    </style:style>
    <style:style style:name="s7c1eb757b-style_52" style:family="table-row"/>
    <style:style style:name="s7c1eb757b-style_5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5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7c1eb757b-style_55" style:family="text"/>
    <style:style style:name="s7c1eb757b-style_56" style:family="table-row"/>
    <style:style style:name="s7c1eb757b-style_57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5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7c1eb757b-style_59" style:family="text"/>
    <style:style style:name="s7c1eb757b-style_60" style:family="table">
      <style:table-properties table:border-model="collapsing" style:width="225pt" fo:margin-bottom="auto" fo:margin-left="auto" fo:margin-right="auto" fo:margin-top="18.75pt" table:align="center"/>
    </style:style>
    <style:style style:name="s7c1eb757b-style_62" style:family="table-row"/>
    <style:style style:name="s7c1eb757b-style_6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6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7c1eb757b-style_65" style:family="text"/>
    <style:style style:name="s7c1eb757b-style_66" style:family="table-row"/>
    <style:style style:name="s7c1eb757b-style_67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6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7c1eb757b-style_69" style:family="text"/>
    <style:style style:name="s7c1eb757b-style_70" style:family="table">
      <style:table-properties table:border-model="collapsing" style:width="225pt" fo:margin-bottom="auto" fo:margin-left="auto" fo:margin-right="auto" fo:margin-top="18.75pt" table:align="center"/>
    </style:style>
    <style:style style:name="s7c1eb757b-style_72" style:family="table-row"/>
    <style:style style:name="s7c1eb757b-style_7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7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7c1eb757b-style_75" style:family="text"/>
    <style:style style:name="s7c1eb757b-style_76" style:family="table-row"/>
    <style:style style:name="s7c1eb757b-style_77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7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7c1eb757b-style_79" style:family="text"/>
    <style:style style:name="s7c1eb757b-style_80" style:family="table">
      <style:table-properties table:border-model="collapsing" style:width="225pt" fo:margin-bottom="auto" fo:margin-left="auto" fo:margin-right="auto" fo:margin-top="18.75pt" table:align="center"/>
    </style:style>
    <style:style style:name="s7c1eb757b-style_82" style:family="table-row"/>
    <style:style style:name="s7c1eb757b-style_8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8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7c1eb757b-style_85" style:family="text"/>
    <style:style style:name="s7c1eb757b-style_86" style:family="table-row"/>
    <style:style style:name="s7c1eb757b-style_87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8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7c1eb757b-style_89" style:family="text"/>
    <style:style style:name="s7c1eb757b-style_90" style:family="table">
      <style:table-properties table:border-model="collapsing" style:width="225pt" fo:margin-bottom="auto" fo:margin-left="auto" fo:margin-right="auto" fo:margin-top="18.75pt" table:align="center"/>
    </style:style>
    <style:style style:name="s7c1eb757b-style_92" style:family="table-row"/>
    <style:style style:name="s7c1eb757b-style_9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9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7c1eb757b-style_95" style:family="text"/>
    <style:style style:name="s7c1eb757b-style_96" style:family="table-row"/>
    <style:style style:name="s7c1eb757b-style_97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9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7c1eb757b-style_99" style:family="text"/>
    <style:style style:name="s7c1eb757b-style_100" style:family="paragraph">
      <style:paragraph-properties fo:padding-bottom="0pt" fo:padding-left="0pt" fo:padding-right="0pt" fo:padding-top="0pt" fo:break-before="page" fo:text-align="left"/>
    </style:style>
    <style:style style:name="s7c1eb757b-style_101" style:family="text">
      <style:text-properties fo:font-weight="bold" fo:font-family="'Arial Black'" fo:font-size="15pt"/>
    </style:style>
    <style:style style:name="s7c1eb757b-style_102" style:family="text"/>
    <style:style style:name="s7c1eb757b-style_103" style:family="text">
      <style:text-properties fo:color="#0000cc" style:text-underline-type="single"/>
    </style:style>
    <style:style style:name="s7c1eb757b-style_104" style:family="text">
      <style:text-properties fo:color="#0000cc" style:text-underline-type="single"/>
    </style:style>
    <style:style style:name="s7c1eb757b-style_105" style:family="paragraph">
      <style:paragraph-properties fo:padding-bottom="0pt" fo:padding-left="0pt" fo:padding-right="0pt" fo:padding-top="0pt" fo:break-before="page"/>
    </style:style>
    <style:style style:name="s7c1eb757b-style_106" style:family="text"/>
    <style:style style:name="s7c1eb757b-style_107" style:family="text">
      <style:text-properties fo:font-family="'Arial'" fo:font-size="13.5pt" style:text-underline-type="single"/>
    </style:style>
    <style:style style:name="s7c1eb757b-style_108" style:family="table">
      <style:table-properties table:border-model="collapsing" table:align="left"/>
    </style:style>
    <style:style style:name="s7c1eb757b-style_110" style:family="table-row"/>
    <style:style style:name="s7c1eb757b-style_111" style:family="table-cell"/>
    <style:style style:name="s7c1eb757b-style_112" style:family="paragraph">
      <style:paragraph-properties fo:padding-bottom="0pt" fo:padding-left="0pt" fo:padding-right="0pt" fo:padding-top="0pt"/>
    </style:style>
    <style:style style:name="s7c1eb757b-style_113" style:family="text"/>
    <style:style style:name="s7c1eb757b-style_11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11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7c1eb757b-style_116" style:family="text"/>
    <style:style style:name="s7c1eb757b-style_11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11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7c1eb757b-style_119" style:family="text"/>
    <style:style style:name="s7c1eb757b-style_12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1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7c1eb757b-style_122" style:family="text"/>
    <style:style style:name="s7c1eb757b-style_123" style:family="table-row"/>
    <style:style style:name="s7c1eb757b-style_12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12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7c1eb757b-style_126" style:family="text"/>
    <style:style style:name="s7c1eb757b-style_127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2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129" style:family="text"/>
    <style:style style:name="s7c1eb757b-style_130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3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132" style:family="text"/>
    <style:style style:name="s7c1eb757b-style_133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3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135" style:family="text"/>
    <style:style style:name="s7c1eb757b-style_136" style:family="table-row"/>
    <style:style style:name="s7c1eb757b-style_13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13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7c1eb757b-style_139" style:family="text"/>
    <style:style style:name="s7c1eb757b-style_140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4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142" style:family="text"/>
    <style:style style:name="s7c1eb757b-style_143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4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145" style:family="text"/>
    <style:style style:name="s7c1eb757b-style_146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4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148" style:family="text"/>
    <style:style style:name="s7c1eb757b-style_149" style:family="table-row"/>
    <style:style style:name="s7c1eb757b-style_15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15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7c1eb757b-style_152" style:family="text"/>
    <style:style style:name="s7c1eb757b-style_153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5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155" style:family="text"/>
    <style:style style:name="s7c1eb757b-style_156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5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158" style:family="text"/>
    <style:style style:name="s7c1eb757b-style_159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6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161" style:family="text"/>
    <style:style style:name="s7c1eb757b-style_162" style:family="table-row"/>
    <style:style style:name="s7c1eb757b-style_16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16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7c1eb757b-style_165" style:family="text"/>
    <style:style style:name="s7c1eb757b-style_166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67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68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69" style:family="table">
      <style:table-properties table:border-model="collapsing" table:align="left"/>
    </style:style>
    <style:style style:name="s7c1eb757b-style_171" style:family="table-row"/>
    <style:style style:name="s7c1eb757b-style_17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173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9pt" fo:font-weight="bold"/>
    </style:style>
    <style:style style:name="s7c1eb757b-style_174" style:family="text"/>
    <style:style style:name="s7c1eb757b-style_175" style:family="table-row"/>
    <style:style style:name="s7c1eb757b-style_17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17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7c1eb757b-style_178" style:family="text"/>
    <style:style style:name="s7c1eb757b-style_17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18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7c1eb757b-style_181" style:family="text"/>
    <style:style style:name="s7c1eb757b-style_18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18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7c1eb757b-style_184" style:family="text"/>
    <style:style style:name="s7c1eb757b-style_18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18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7c1eb757b-style_187" style:family="text"/>
    <style:style style:name="s7c1eb757b-style_188" style:family="table-row"/>
    <style:style style:name="s7c1eb757b-style_189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9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191" style:family="text"/>
    <style:style style:name="s7c1eb757b-style_192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9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194" style:family="text"/>
    <style:style style:name="s7c1eb757b-style_195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9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197" style:family="text"/>
    <style:style style:name="s7c1eb757b-style_198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9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200" style:family="text"/>
    <style:style style:name="s7c1eb757b-style_201" style:family="table-row"/>
    <style:style style:name="s7c1eb757b-style_202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0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204" style:family="text"/>
    <style:style style:name="s7c1eb757b-style_205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0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207" style:family="text"/>
    <style:style style:name="s7c1eb757b-style_208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0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210" style:family="text"/>
    <style:style style:name="s7c1eb757b-style_211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7c1eb757b-style_213" style:family="text"/>
    <style:style style:name="s7c1eb757b-style_214" style:family="text"/>
    <style:style style:name="s7c1eb757b-style_215" style:family="text">
      <style:text-properties fo:color="#0000cc" style:text-underline-type="single"/>
    </style:style>
    <style:style style:name="s7c1eb757b-style_216" style:family="text">
      <style:text-properties fo:color="#0000cc" style:text-underline-type="single"/>
    </style:style>
    <style:style style:name="s7c1eb757b-style_217" style:family="paragraph">
      <style:paragraph-properties fo:padding-bottom="0pt" fo:padding-left="0pt" fo:padding-right="0pt" fo:padding-top="0pt" fo:break-before="page"/>
    </style:style>
    <style:style style:name="s7c1eb757b-style_218" style:family="text"/>
    <style:style style:name="s7c1eb757b-style_219" style:family="text">
      <style:text-properties fo:font-family="'Arial'" fo:font-size="13.5pt" style:text-underline-type="single"/>
    </style:style>
    <style:style style:name="s7c1eb757b-style_220" style:family="table">
      <style:table-properties table:border-model="collapsing" table:align="left"/>
    </style:style>
    <style:style style:name="s7c1eb757b-style_222" style:family="table-row"/>
    <style:style style:name="s7c1eb757b-style_22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22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225" style:family="text"/>
    <style:style style:name="s7c1eb757b-style_226" style:family="table-row"/>
    <style:style style:name="s7c1eb757b-style_22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22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229" style:family="text"/>
    <style:style style:name="s7c1eb757b-style_23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23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232" style:family="text"/>
    <style:style style:name="s7c1eb757b-style_23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23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235" style:family="text"/>
    <style:style style:name="s7c1eb757b-style_236" style:family="table-row"/>
    <style:style style:name="s7c1eb757b-style_237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3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7c1eb757b-style_239" style:family="text"/>
    <style:style style:name="s7c1eb757b-style_240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4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7c1eb757b-style_242" style:family="text"/>
    <style:style style:name="s7c1eb757b-style_243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4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7c1eb757b-style_245" style:family="text"/>
    <style:style style:name="s7c1eb757b-style_246" style:family="table-row"/>
    <style:style style:name="s7c1eb757b-style_247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4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7c1eb757b-style_249" style:family="text"/>
    <style:style style:name="s7c1eb757b-style_250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5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7c1eb757b-style_252" style:family="text"/>
    <style:style style:name="s7c1eb757b-style_253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5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7c1eb757b-style_255" style:family="text"/>
    <style:style style:name="s7c1eb757b-style_256" style:family="table-row"/>
    <style:style style:name="s7c1eb757b-style_257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5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7c1eb757b-style_259" style:family="text"/>
    <style:style style:name="s7c1eb757b-style_260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6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7c1eb757b-style_262" style:family="text"/>
    <style:style style:name="s7c1eb757b-style_263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6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7c1eb757b-style_265" style:family="text"/>
    <style:style style:name="s7c1eb757b-style_266" style:family="table-row"/>
    <style:style style:name="s7c1eb757b-style_267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6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7c1eb757b-style_269" style:family="text"/>
    <style:style style:name="s7c1eb757b-style_270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7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7c1eb757b-style_272" style:family="text"/>
    <style:style style:name="s7c1eb757b-style_273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7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7c1eb757b-style_275" style:family="text"/>
    <style:style style:name="s7c1eb757b-style_276" style:family="table-row"/>
    <style:style style:name="s7c1eb757b-style_277" style:family="table-cell"/>
    <style:style style:name="s7c1eb757b-style_27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27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280" style:family="text"/>
    <style:style style:name="s7c1eb757b-style_28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28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283" style:family="text"/>
    <style:style style:name="s7c1eb757b-style_284" style:family="text"/>
    <style:style style:name="s7c1eb757b-style_285" style:family="text">
      <style:text-properties fo:color="#0000cc" style:text-underline-type="single"/>
    </style:style>
    <style:style style:name="s7c1eb757b-style_286" style:family="text">
      <style:text-properties fo:color="#0000cc" style:text-underline-type="single"/>
    </style:style>
    <style:style style:name="s7c1eb757b-style_287" style:family="paragraph">
      <style:paragraph-properties fo:padding-bottom="0pt" fo:padding-left="0pt" fo:padding-right="0pt" fo:padding-top="0pt"/>
    </style:style>
    <style:style style:name="s7c1eb757b-style_288" style:family="text"/>
    <style:style style:name="s7c1eb757b-style_289" style:family="text">
      <style:text-properties fo:font-family="'Arial'" fo:font-size="13.5pt" style:text-underline-type="single"/>
    </style:style>
    <style:style style:name="s7c1eb757b-style_291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7c1eb757b-style_292" style:family="text"/>
    <style:style style:name="s7c1eb757b-style_293" style:family="text">
      <style:text-properties fo:color="#0000cc" style:text-underline-type="single"/>
    </style:style>
    <style:style style:name="s7c1eb757b-style_294" style:family="text">
      <style:text-properties fo:color="#0000cc" style:text-underline-type="single"/>
    </style:style>
    <style:style style:name="s7c1eb757b-style_295" style:family="paragraph">
      <style:paragraph-properties fo:padding-bottom="0pt" fo:padding-left="0pt" fo:padding-right="0pt" fo:padding-top="0pt"/>
    </style:style>
    <style:style style:name="s7c1eb757b-style_296" style:family="text"/>
    <style:style style:name="s7c1eb757b-style_297" style:family="text">
      <style:text-properties fo:font-family="'Arial'" fo:font-size="13.5pt" style:text-underline-type="single"/>
    </style:style>
    <style:style style:name="s7c1eb757b-style_298" style:family="paragraph">
      <style:paragraph-properties fo:padding-bottom="0pt" fo:padding-left="0pt" fo:padding-right="0pt" fo:padding-top="0pt"/>
    </style:style>
    <style:style style:name="s7c1eb757b-style_299" style:family="text">
      <style:text-properties fo:font-family="'Arial'" fo:font-size="10.5pt"/>
    </style:style>
    <style:style style:name="s7c1eb757b-style_300" style:family="table">
      <style:table-properties table:border-model="collapsing" table:align="left"/>
    </style:style>
    <style:style style:name="s7c1eb757b-style_302" style:family="table-row"/>
    <style:style style:name="s7c1eb757b-style_303" style:family="table-cell">
      <style:table-cell-properties style:vertical-align="middle"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304" style:family="paragraph">
      <style:paragraph-properties fo:padding-bottom="0pt" fo:padding-left="0pt" fo:padding-right="0pt" fo:padding-top="0pt" fo:text-align="center"/>
    </style:style>
    <style:style style:name="s7c1eb757b-style_305" style:family="text">
      <style:text-properties fo:font-family="'Arial'" fo:font-size="12pt" fo:font-weight="bold"/>
    </style:style>
    <style:style style:name="s7c1eb757b-style_306" style:family="text">
      <style:text-properties fo:font-family="'Arial'" fo:font-size="6pt" fo:font-weight="bold"/>
    </style:style>
    <style:style style:name="s7c1eb757b-style_307" style:family="text">
      <style:text-properties fo:font-family="'Arial'" fo:font-size="12pt" fo:font-weight="bold"/>
    </style:style>
    <style:style style:name="s7c1eb757b-style_308" style:family="text">
      <style:text-properties fo:font-family="'Arial'" fo:font-size="12pt" fo:font-weight="bold"/>
    </style:style>
    <style:style style:name="s7c1eb757b-style_309" style:family="text">
      <style:text-properties fo:font-family="'Arial'" fo:font-size="6pt" fo:font-weight="bold"/>
    </style:style>
    <style:style style:name="s7c1eb757b-style_310" style:family="text">
      <style:text-properties fo:font-family="'Arial'" fo:font-size="12pt" fo:font-weight="bold"/>
    </style:style>
    <style:style style:name="s7c1eb757b-style_311" style:family="text">
      <style:text-properties fo:font-family="'Arial'" fo:font-size="6pt" fo:font-weight="bold"/>
    </style:style>
    <style:style style:name="s7c1eb757b-style_312" style:family="text">
      <style:text-properties fo:font-family="'Arial'" fo:font-size="12pt" fo:font-weight="bold"/>
    </style:style>
    <style:style style:name="s7c1eb757b-style_313" style:family="text">
      <style:text-properties fo:font-family="'Arial'" fo:font-size="12pt" fo:font-weight="bold"/>
    </style:style>
    <style:style style:name="s7c1eb757b-style_314" style:family="text">
      <style:text-properties fo:font-family="'Arial'" fo:font-size="6pt" fo:font-weight="bold"/>
    </style:style>
    <style:style style:name="s7c1eb757b-style_315" style:family="text">
      <style:text-properties fo:font-family="'Arial'" fo:font-size="12pt" fo:font-weight="bold"/>
    </style:style>
    <style:style style:name="s7c1eb757b-style_316" style:family="text">
      <style:text-properties fo:font-family="'Arial'" fo:font-size="6pt" fo:font-weight="bold"/>
    </style:style>
    <style:style style:name="s7c1eb757b-style_317" style:family="text">
      <style:text-properties fo:font-family="'Arial'" fo:font-size="12pt" fo:font-weight="bold"/>
    </style:style>
    <style:style style:name="s7c1eb757b-style_318" style:family="text">
      <style:text-properties fo:font-family="'Arial'" fo:font-size="12pt" fo:font-weight="bold"/>
    </style:style>
    <style:style style:name="s7c1eb757b-style_319" style:family="text">
      <style:text-properties fo:font-family="'Arial'" fo:font-size="6pt" fo:font-weight="bold"/>
    </style:style>
    <style:style style:name="s7c1eb757b-style_320" style:family="text">
      <style:text-properties fo:font-family="'Arial'" fo:font-size="12pt" fo:font-weight="bold"/>
    </style:style>
    <style:style style:name="s7c1eb757b-style_321" style:family="text">
      <style:text-properties fo:font-family="'Arial'" fo:font-size="6pt" fo:font-weight="bold"/>
    </style:style>
    <style:style style:name="s7c1eb757b-style_322" style:family="text">
      <style:text-properties fo:font-family="'Arial'" fo:font-size="12pt" fo:font-weight="bold"/>
    </style:style>
    <style:style style:name="s7c1eb757b-style_323" style:family="text">
      <style:text-properties fo:font-family="'Arial'" fo:font-size="12pt" fo:font-weight="bold"/>
    </style:style>
    <style:style style:name="s7c1eb757b-style_324" style:family="text">
      <style:text-properties fo:font-family="'Arial'" fo:font-size="6pt" fo:font-weight="bold"/>
    </style:style>
    <style:style style:name="s7c1eb757b-style_325" style:family="text">
      <style:text-properties fo:font-family="'Arial'" fo:font-size="12pt" fo:font-weight="bold"/>
    </style:style>
    <style:style style:name="s7c1eb757b-style_326" style:family="text">
      <style:text-properties fo:font-family="'Arial'" fo:font-size="6pt" fo:font-weight="bold"/>
    </style:style>
    <style:style style:name="s7c1eb757b-style_327" style:family="text">
      <style:text-properties fo:font-family="'Arial'" fo:font-size="12pt" fo:font-weight="bold"/>
    </style:style>
    <style:style style:name="s7c1eb757b-style_328" style:family="paragraph">
      <style:paragraph-properties fo:padding-bottom="0pt" fo:padding-left="0pt" fo:padding-right="0pt" fo:padding-top="0pt"/>
    </style:style>
    <style:style style:name="s7c1eb757b-style_329" style:family="text">
      <style:text-properties fo:font-family="'Arial'" fo:font-size="10.5pt"/>
    </style:style>
    <style:style style:name="s7c1eb757b-style_330" style:family="text"/>
    <style:style style:name="s7c1eb757b-style_331" style:family="text">
      <style:text-properties fo:color="#0000cc" style:text-underline-type="single"/>
    </style:style>
    <style:style style:name="s7c1eb757b-style_332" style:family="text">
      <style:text-properties fo:color="#0000cc" style:text-underline-type="single"/>
    </style:style>
    <style:style style:name="s7c1eb757b-style_333" style:family="paragraph">
      <style:paragraph-properties fo:padding-bottom="0pt" fo:padding-left="0pt" fo:padding-right="0pt" fo:padding-top="0pt"/>
    </style:style>
    <style:style style:name="s7c1eb757b-style_334" style:family="text"/>
    <style:style style:name="s7c1eb757b-style_335" style:family="text">
      <style:text-properties fo:font-family="'Arial'" fo:font-size="13.5pt" style:text-underline-type="single"/>
    </style:style>
    <style:style style:name="s7c1eb757b-style_337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7c1eb757b-style_338" style:family="text"/>
    <style:style style:name="s7c1eb757b-style_339" style:family="text">
      <style:text-properties fo:color="#0000cc" style:text-underline-type="single"/>
    </style:style>
    <style:style style:name="s7c1eb757b-style_340" style:family="text">
      <style:text-properties fo:color="#0000cc" style:text-underline-type="single"/>
    </style:style>
    <style:style style:name="s7c1eb757b-style_341" style:family="paragraph">
      <style:paragraph-properties fo:padding-bottom="0pt" fo:padding-left="0pt" fo:padding-right="0pt" fo:padding-top="0pt" fo:break-before="page"/>
    </style:style>
    <style:style style:name="s7c1eb757b-style_342" style:family="text"/>
    <style:style style:name="s7c1eb757b-style_343" style:family="text">
      <style:text-properties fo:font-family="'Arial'" fo:font-size="13.5pt" style:text-underline-type="single"/>
    </style:style>
    <style:style style:name="s7c1eb757b-style_344" style:family="paragraph">
      <style:paragraph-properties fo:padding-bottom="0pt" fo:padding-left="0pt" fo:padding-right="0pt" fo:padding-top="0pt"/>
    </style:style>
    <style:style style:name="s7c1eb757b-style_345" style:family="text">
      <style:text-properties fo:font-family="'Arial'" fo:font-size="12pt"/>
    </style:style>
    <style:style style:name="s7c1eb757b-style_346" style:family="table">
      <style:table-properties table:border-model="collapsing" table:align="left"/>
    </style:style>
    <style:style style:name="s7c1eb757b-style_348" style:family="table-row"/>
    <style:style style:name="s7c1eb757b-style_34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35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351" style:family="text"/>
    <style:style style:name="s7c1eb757b-style_352" style:family="table-row"/>
    <style:style style:name="s7c1eb757b-style_35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35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355" style:family="text"/>
    <style:style style:name="s7c1eb757b-style_356" style:family="table-row"/>
    <style:style style:name="s7c1eb757b-style_35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358" style:family="paragraph">
      <style:paragraph-properties fo:padding-bottom="0pt" fo:padding-left="0pt" fo:padding-right="0pt" fo:padding-top="0pt"/>
    </style:style>
    <style:style style:name="s7c1eb757b-style_359" style:family="text"/>
    <style:style style:name="s7c1eb757b-style_360" style:family="table-row"/>
    <style:style style:name="s7c1eb757b-style_36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36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363" style:family="text"/>
    <style:style style:name="s7c1eb757b-style_364" style:family="table-row"/>
    <style:style style:name="s7c1eb757b-style_36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36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367" style:family="text"/>
    <style:style style:name="s7c1eb757b-style_368" style:family="table-row"/>
    <style:style style:name="s7c1eb757b-style_36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37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371" style:family="text"/>
    <style:style style:name="s7c1eb757b-style_372" style:family="table-row"/>
    <style:style style:name="s7c1eb757b-style_37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37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375" style:family="text"/>
    <style:style style:name="s7c1eb757b-style_376" style:family="table-row"/>
    <style:style style:name="s7c1eb757b-style_37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37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379" style:family="text"/>
    <style:style style:name="s7c1eb757b-style_380" style:family="table-row"/>
    <style:style style:name="s7c1eb757b-style_38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382" style:family="paragraph">
      <style:paragraph-properties fo:padding-bottom="0pt" fo:padding-left="0pt" fo:padding-right="0pt" fo:padding-top="0pt"/>
    </style:style>
    <style:style style:name="s7c1eb757b-style_383" style:family="text"/>
    <style:style style:name="s7c1eb757b-style_384" style:family="table-row"/>
    <style:style style:name="s7c1eb757b-style_38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38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387" style:family="text"/>
    <style:style style:name="s7c1eb757b-style_388" style:family="table-row"/>
    <style:style style:name="s7c1eb757b-style_38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39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391" style:family="text"/>
    <style:style style:name="s7c1eb757b-style_392" style:family="table-row"/>
    <style:style style:name="s7c1eb757b-style_39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39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395" style:family="text"/>
    <style:style style:name="s7c1eb757b-style_396" style:family="table-row"/>
    <style:style style:name="s7c1eb757b-style_39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39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399" style:family="text"/>
    <style:style style:name="s7c1eb757b-style_400" style:family="table-row"/>
    <style:style style:name="s7c1eb757b-style_40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0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03" style:family="text"/>
    <style:style style:name="s7c1eb757b-style_404" style:family="table-row"/>
    <style:style style:name="s7c1eb757b-style_40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40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407" style:family="text"/>
    <style:style style:name="s7c1eb757b-style_408" style:family="table-row"/>
    <style:style style:name="s7c1eb757b-style_40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10" style:family="paragraph">
      <style:paragraph-properties fo:padding-bottom="0pt" fo:padding-left="0pt" fo:padding-right="0pt" fo:padding-top="0pt"/>
    </style:style>
    <style:style style:name="s7c1eb757b-style_411" style:family="text"/>
    <style:style style:name="s7c1eb757b-style_412" style:family="table-row"/>
    <style:style style:name="s7c1eb757b-style_41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1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15" style:family="text"/>
    <style:style style:name="s7c1eb757b-style_416" style:family="table-row"/>
    <style:style style:name="s7c1eb757b-style_41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1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19" style:family="text"/>
    <style:style style:name="s7c1eb757b-style_420" style:family="table-row"/>
    <style:style style:name="s7c1eb757b-style_42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2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23" style:family="text"/>
    <style:style style:name="s7c1eb757b-style_424" style:family="table-row"/>
    <style:style style:name="s7c1eb757b-style_42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2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27" style:family="text"/>
    <style:style style:name="s7c1eb757b-style_428" style:family="table-row"/>
    <style:style style:name="s7c1eb757b-style_42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3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31" style:family="text"/>
    <style:style style:name="s7c1eb757b-style_432" style:family="table-row"/>
    <style:style style:name="s7c1eb757b-style_43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34" style:family="paragraph">
      <style:paragraph-properties fo:padding-bottom="0pt" fo:padding-left="0pt" fo:padding-right="0pt" fo:padding-top="0pt"/>
    </style:style>
    <style:style style:name="s7c1eb757b-style_435" style:family="text"/>
    <style:style style:name="s7c1eb757b-style_436" style:family="table-row"/>
    <style:style style:name="s7c1eb757b-style_43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3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39" style:family="text"/>
    <style:style style:name="s7c1eb757b-style_440" style:family="table-row"/>
    <style:style style:name="s7c1eb757b-style_44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4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43" style:family="text"/>
    <style:style style:name="s7c1eb757b-style_444" style:family="table-row"/>
    <style:style style:name="s7c1eb757b-style_44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4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47" style:family="text"/>
    <style:style style:name="s7c1eb757b-style_448" style:family="table-row"/>
    <style:style style:name="s7c1eb757b-style_44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5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51" style:family="text"/>
    <style:style style:name="s7c1eb757b-style_452" style:family="table-row"/>
    <style:style style:name="s7c1eb757b-style_45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5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55" style:family="text"/>
    <style:style style:name="s7c1eb757b-style_456" style:family="table-row"/>
    <style:style style:name="s7c1eb757b-style_45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45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459" style:family="text"/>
    <style:style style:name="s7c1eb757b-style_460" style:family="table-row"/>
    <style:style style:name="s7c1eb757b-style_46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62" style:family="paragraph">
      <style:paragraph-properties fo:padding-bottom="0pt" fo:padding-left="0pt" fo:padding-right="0pt" fo:padding-top="0pt"/>
    </style:style>
    <style:style style:name="s7c1eb757b-style_463" style:family="text"/>
    <style:style style:name="s7c1eb757b-style_464" style:family="table-row"/>
    <style:style style:name="s7c1eb757b-style_46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6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67" style:family="text"/>
    <style:style style:name="s7c1eb757b-style_468" style:family="table-row"/>
    <style:style style:name="s7c1eb757b-style_46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7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71" style:family="text"/>
    <style:style style:name="s7c1eb757b-style_472" style:family="table-row"/>
    <style:style style:name="s7c1eb757b-style_47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7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75" style:family="text"/>
    <style:style style:name="s7c1eb757b-style_476" style:family="table-row"/>
    <style:style style:name="s7c1eb757b-style_47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7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79" style:family="text"/>
    <style:style style:name="s7c1eb757b-style_480" style:family="table-row"/>
    <style:style style:name="s7c1eb757b-style_48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82" style:family="paragraph">
      <style:paragraph-properties fo:padding-bottom="0pt" fo:padding-left="0pt" fo:padding-right="0pt" fo:padding-top="0pt"/>
    </style:style>
    <style:style style:name="s7c1eb757b-style_483" style:family="text"/>
    <style:style style:name="s7c1eb757b-style_484" style:family="table-row"/>
    <style:style style:name="s7c1eb757b-style_48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8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87" style:family="text"/>
    <style:style style:name="s7c1eb757b-style_488" style:family="table-row"/>
    <style:style style:name="s7c1eb757b-style_48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9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91" style:family="text"/>
    <style:style style:name="s7c1eb757b-style_492" style:family="table-row"/>
    <style:style style:name="s7c1eb757b-style_49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9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95" style:family="text"/>
    <style:style style:name="s7c1eb757b-style_496" style:family="table-row"/>
    <style:style style:name="s7c1eb757b-style_49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49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499" style:family="text"/>
    <style:style style:name="s7c1eb757b-style_500" style:family="text"/>
    <style:style style:name="s7c1eb757b-style_501" style:family="text">
      <style:text-properties fo:color="#0000cc" style:text-underline-type="single"/>
    </style:style>
    <style:style style:name="s7c1eb757b-style_502" style:family="text">
      <style:text-properties fo:color="#0000cc" style:text-underline-type="single"/>
    </style:style>
    <style:style style:name="s7c1eb757b-style_503" style:family="paragraph">
      <style:paragraph-properties fo:padding-bottom="0pt" fo:padding-left="0pt" fo:padding-right="0pt" fo:padding-top="0pt" fo:break-before="page"/>
    </style:style>
    <style:style style:name="s7c1eb757b-style_504" style:family="text"/>
    <style:style style:name="s7c1eb757b-style_505" style:family="text">
      <style:text-properties fo:font-family="'Arial'" fo:font-size="13.5pt" style:text-underline-type="single"/>
    </style:style>
    <style:style style:name="s7c1eb757b-style_506" style:family="paragraph">
      <style:paragraph-properties fo:padding-bottom="0pt" fo:padding-left="0pt" fo:padding-right="0pt" fo:padding-top="0pt"/>
    </style:style>
    <style:style style:name="s7c1eb757b-style_507" style:family="text">
      <style:text-properties fo:font-family="'Arial'" fo:font-size="12pt"/>
    </style:style>
    <style:style style:name="s7c1eb757b-style_508" style:family="table">
      <style:table-properties table:border-model="collapsing" table:align="left"/>
    </style:style>
    <style:style style:name="s7c1eb757b-style_510" style:family="table-row"/>
    <style:style style:name="s7c1eb757b-style_51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5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513" style:family="text"/>
    <style:style style:name="s7c1eb757b-style_514" style:family="table-row"/>
    <style:style style:name="s7c1eb757b-style_51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51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517" style:family="text"/>
    <style:style style:name="s7c1eb757b-style_518" style:family="table-row"/>
    <style:style style:name="s7c1eb757b-style_51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20" style:family="paragraph">
      <style:paragraph-properties fo:padding-bottom="0pt" fo:padding-left="0pt" fo:padding-right="0pt" fo:padding-top="0pt"/>
    </style:style>
    <style:style style:name="s7c1eb757b-style_521" style:family="text"/>
    <style:style style:name="s7c1eb757b-style_522" style:family="table-row"/>
    <style:style style:name="s7c1eb757b-style_52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2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25" style:family="text"/>
    <style:style style:name="s7c1eb757b-style_526" style:family="table-row"/>
    <style:style style:name="s7c1eb757b-style_52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2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29" style:family="text"/>
    <style:style style:name="s7c1eb757b-style_530" style:family="table-row"/>
    <style:style style:name="s7c1eb757b-style_53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3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33" style:family="text"/>
    <style:style style:name="s7c1eb757b-style_534" style:family="table-row"/>
    <style:style style:name="s7c1eb757b-style_53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3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37" style:family="text"/>
    <style:style style:name="s7c1eb757b-style_538" style:family="table-row"/>
    <style:style style:name="s7c1eb757b-style_53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40" style:family="paragraph">
      <style:paragraph-properties fo:padding-bottom="0pt" fo:padding-left="0pt" fo:padding-right="0pt" fo:padding-top="0pt"/>
    </style:style>
    <style:style style:name="s7c1eb757b-style_541" style:family="text"/>
    <style:style style:name="s7c1eb757b-style_542" style:family="table-row"/>
    <style:style style:name="s7c1eb757b-style_54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4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45" style:family="text"/>
    <style:style style:name="s7c1eb757b-style_546" style:family="table-row"/>
    <style:style style:name="s7c1eb757b-style_54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4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49" style:family="text"/>
    <style:style style:name="s7c1eb757b-style_550" style:family="table-row"/>
    <style:style style:name="s7c1eb757b-style_55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5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53" style:family="text"/>
    <style:style style:name="s7c1eb757b-style_554" style:family="table-row"/>
    <style:style style:name="s7c1eb757b-style_55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5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57" style:family="text"/>
    <style:style style:name="s7c1eb757b-style_558" style:family="table-row"/>
    <style:style style:name="s7c1eb757b-style_55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56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561" style:family="text"/>
    <style:style style:name="s7c1eb757b-style_562" style:family="table-row"/>
    <style:style style:name="s7c1eb757b-style_56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64" style:family="paragraph">
      <style:paragraph-properties fo:padding-bottom="0pt" fo:padding-left="0pt" fo:padding-right="0pt" fo:padding-top="0pt"/>
    </style:style>
    <style:style style:name="s7c1eb757b-style_565" style:family="text"/>
    <style:style style:name="s7c1eb757b-style_566" style:family="table-row"/>
    <style:style style:name="s7c1eb757b-style_56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6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69" style:family="text"/>
    <style:style style:name="s7c1eb757b-style_570" style:family="table-row"/>
    <style:style style:name="s7c1eb757b-style_57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7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73" style:family="text"/>
    <style:style style:name="s7c1eb757b-style_574" style:family="table-row"/>
    <style:style style:name="s7c1eb757b-style_57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7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77" style:family="text"/>
    <style:style style:name="s7c1eb757b-style_578" style:family="table-row"/>
    <style:style style:name="s7c1eb757b-style_57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8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81" style:family="text"/>
    <style:style style:name="s7c1eb757b-style_582" style:family="table-row"/>
    <style:style style:name="s7c1eb757b-style_58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84" style:family="paragraph">
      <style:paragraph-properties fo:padding-bottom="0pt" fo:padding-left="0pt" fo:padding-right="0pt" fo:padding-top="0pt"/>
    </style:style>
    <style:style style:name="s7c1eb757b-style_585" style:family="text"/>
    <style:style style:name="s7c1eb757b-style_586" style:family="table-row"/>
    <style:style style:name="s7c1eb757b-style_58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8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89" style:family="text"/>
    <style:style style:name="s7c1eb757b-style_590" style:family="table-row"/>
    <style:style style:name="s7c1eb757b-style_59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9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93" style:family="text"/>
    <style:style style:name="s7c1eb757b-style_594" style:family="table-row"/>
    <style:style style:name="s7c1eb757b-style_59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59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597" style:family="text"/>
    <style:style style:name="s7c1eb757b-style_598" style:family="table-row"/>
    <style:style style:name="s7c1eb757b-style_59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0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01" style:family="text"/>
    <style:style style:name="s7c1eb757b-style_602" style:family="text"/>
    <style:style style:name="s7c1eb757b-style_603" style:family="text">
      <style:text-properties fo:color="#0000cc" style:text-underline-type="single"/>
    </style:style>
    <style:style style:name="s7c1eb757b-style_604" style:family="text">
      <style:text-properties fo:color="#0000cc" style:text-underline-type="single"/>
    </style:style>
    <style:style style:name="s7c1eb757b-style_605" style:family="paragraph">
      <style:paragraph-properties fo:padding-bottom="0pt" fo:padding-left="0pt" fo:padding-right="0pt" fo:padding-top="0pt" fo:break-before="page"/>
    </style:style>
    <style:style style:name="s7c1eb757b-style_606" style:family="text"/>
    <style:style style:name="s7c1eb757b-style_607" style:family="text">
      <style:text-properties fo:font-family="'Arial'" fo:font-size="13.5pt" style:text-underline-type="single"/>
    </style:style>
    <style:style style:name="s7c1eb757b-style_608" style:family="paragraph">
      <style:paragraph-properties fo:padding-bottom="0pt" fo:padding-left="0pt" fo:padding-right="0pt" fo:padding-top="0pt"/>
    </style:style>
    <style:style style:name="s7c1eb757b-style_609" style:family="text">
      <style:text-properties fo:font-family="'Arial'" fo:font-size="12pt"/>
    </style:style>
    <style:style style:name="s7c1eb757b-style_610" style:family="table">
      <style:table-properties table:border-model="collapsing" table:align="left"/>
    </style:style>
    <style:style style:name="s7c1eb757b-style_612" style:family="table-row"/>
    <style:style style:name="s7c1eb757b-style_61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61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615" style:family="text"/>
    <style:style style:name="s7c1eb757b-style_616" style:family="table-row"/>
    <style:style style:name="s7c1eb757b-style_61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61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619" style:family="text"/>
    <style:style style:name="s7c1eb757b-style_620" style:family="table-row"/>
    <style:style style:name="s7c1eb757b-style_62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22" style:family="paragraph">
      <style:paragraph-properties fo:padding-bottom="0pt" fo:padding-left="0pt" fo:padding-right="0pt" fo:padding-top="0pt"/>
    </style:style>
    <style:style style:name="s7c1eb757b-style_623" style:family="text"/>
    <style:style style:name="s7c1eb757b-style_624" style:family="table-row"/>
    <style:style style:name="s7c1eb757b-style_62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2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27" style:family="text"/>
    <style:style style:name="s7c1eb757b-style_628" style:family="table-row"/>
    <style:style style:name="s7c1eb757b-style_62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3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31" style:family="text"/>
    <style:style style:name="s7c1eb757b-style_632" style:family="table-row"/>
    <style:style style:name="s7c1eb757b-style_63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34" style:family="paragraph">
      <style:paragraph-properties fo:padding-bottom="0pt" fo:padding-left="0pt" fo:padding-right="0pt" fo:padding-top="0pt"/>
    </style:style>
    <style:style style:name="s7c1eb757b-style_635" style:family="text"/>
    <style:style style:name="s7c1eb757b-style_636" style:family="table-row"/>
    <style:style style:name="s7c1eb757b-style_63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3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39" style:family="text"/>
    <style:style style:name="s7c1eb757b-style_640" style:family="table-row"/>
    <style:style style:name="s7c1eb757b-style_64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4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43" style:family="text"/>
    <style:style style:name="s7c1eb757b-style_644" style:family="table-row"/>
    <style:style style:name="s7c1eb757b-style_64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64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647" style:family="text"/>
    <style:style style:name="s7c1eb757b-style_648" style:family="table-row"/>
    <style:style style:name="s7c1eb757b-style_64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50" style:family="paragraph">
      <style:paragraph-properties fo:padding-bottom="0pt" fo:padding-left="0pt" fo:padding-right="0pt" fo:padding-top="0pt"/>
    </style:style>
    <style:style style:name="s7c1eb757b-style_651" style:family="text"/>
    <style:style style:name="s7c1eb757b-style_652" style:family="table-row"/>
    <style:style style:name="s7c1eb757b-style_65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5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55" style:family="text"/>
    <style:style style:name="s7c1eb757b-style_656" style:family="table-row"/>
    <style:style style:name="s7c1eb757b-style_65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5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59" style:family="text"/>
    <style:style style:name="s7c1eb757b-style_660" style:family="table-row"/>
    <style:style style:name="s7c1eb757b-style_66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6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63" style:family="text"/>
    <style:style style:name="s7c1eb757b-style_664" style:family="table-row"/>
    <style:style style:name="s7c1eb757b-style_66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6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67" style:family="text"/>
    <style:style style:name="s7c1eb757b-style_668" style:family="table-row"/>
    <style:style style:name="s7c1eb757b-style_66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7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71" style:family="text"/>
    <style:style style:name="s7c1eb757b-style_672" style:family="table-row"/>
    <style:style style:name="s7c1eb757b-style_67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74" style:family="paragraph">
      <style:paragraph-properties fo:padding-bottom="0pt" fo:padding-left="0pt" fo:padding-right="0pt" fo:padding-top="0pt"/>
    </style:style>
    <style:style style:name="s7c1eb757b-style_675" style:family="text"/>
    <style:style style:name="s7c1eb757b-style_676" style:family="table-row"/>
    <style:style style:name="s7c1eb757b-style_67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7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79" style:family="text"/>
    <style:style style:name="s7c1eb757b-style_680" style:family="table-row"/>
    <style:style style:name="s7c1eb757b-style_68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8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83" style:family="text"/>
    <style:style style:name="s7c1eb757b-style_684" style:family="table-row"/>
    <style:style style:name="s7c1eb757b-style_68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8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87" style:family="text"/>
    <style:style style:name="s7c1eb757b-style_688" style:family="table-row"/>
    <style:style style:name="s7c1eb757b-style_68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9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91" style:family="text"/>
    <style:style style:name="s7c1eb757b-style_692" style:family="table-row"/>
    <style:style style:name="s7c1eb757b-style_69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69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695" style:family="text"/>
    <style:style style:name="s7c1eb757b-style_696" style:family="text"/>
    <style:style style:name="s7c1eb757b-style_697" style:family="text">
      <style:text-properties fo:color="#0000cc" style:text-underline-type="single"/>
    </style:style>
    <style:style style:name="s7c1eb757b-style_698" style:family="text">
      <style:text-properties fo:color="#0000cc" style:text-underline-type="single"/>
    </style:style>
    <style:style style:name="s7c1eb757b-style_699" style:family="paragraph">
      <style:paragraph-properties fo:padding-bottom="0pt" fo:padding-left="0pt" fo:padding-right="0pt" fo:padding-top="0pt" fo:break-before="page"/>
    </style:style>
    <style:style style:name="s7c1eb757b-style_700" style:family="text"/>
    <style:style style:name="s7c1eb757b-style_701" style:family="text">
      <style:text-properties fo:font-family="'Arial'" fo:font-size="13.5pt" style:text-underline-type="single"/>
    </style:style>
    <style:style style:name="s7c1eb757b-style_702" style:family="paragraph">
      <style:paragraph-properties fo:padding-bottom="0pt" fo:padding-left="0pt" fo:padding-right="0pt" fo:padding-top="0pt"/>
    </style:style>
    <style:style style:name="s7c1eb757b-style_703" style:family="text">
      <style:text-properties fo:font-family="'Arial'" fo:font-size="12pt"/>
    </style:style>
    <style:style style:name="s7c1eb757b-style_704" style:family="table">
      <style:table-properties table:border-model="collapsing" table:align="left"/>
    </style:style>
    <style:style style:name="s7c1eb757b-style_706" style:family="table-row"/>
    <style:style style:name="s7c1eb757b-style_70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70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709" style:family="text"/>
    <style:style style:name="s7c1eb757b-style_710" style:family="table-row"/>
    <style:style style:name="s7c1eb757b-style_71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7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7c1eb757b-style_713" style:family="text"/>
    <style:style style:name="s7c1eb757b-style_714" style:family="table-row"/>
    <style:style style:name="s7c1eb757b-style_71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716" style:family="paragraph">
      <style:paragraph-properties fo:padding-bottom="0pt" fo:padding-left="0pt" fo:padding-right="0pt" fo:padding-top="0pt"/>
    </style:style>
    <style:style style:name="s7c1eb757b-style_717" style:family="text"/>
    <style:style style:name="s7c1eb757b-style_718" style:family="table-row"/>
    <style:style style:name="s7c1eb757b-style_71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72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721" style:family="text"/>
    <style:style style:name="s7c1eb757b-style_722" style:family="table-row"/>
    <style:style style:name="s7c1eb757b-style_72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724" style:family="paragraph">
      <style:paragraph-properties fo:padding-bottom="0pt" fo:padding-left="0pt" fo:padding-right="0pt" fo:padding-top="0pt"/>
    </style:style>
    <style:style style:name="s7c1eb757b-style_725" style:family="text"/>
    <style:style style:name="s7c1eb757b-style_726" style:family="table-row"/>
    <style:style style:name="s7c1eb757b-style_72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7c1eb757b-style_72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7c1eb757b-style_729" style:family="text"/>
  </office:automatic-styles>
  <office:body>
    <office:text text:use-soft-page-breaks="true">
      <table:table table:style-name="s7c1eb757b-style_44" xml:id="s7c1eb757b-table_45">
        <table:table-column table:number-columns-repeated="1"/>
        <table:table-row table:style-name="s7c1eb757b-style_46" xml:id="s7c1eb757b-table_45_0">
          <table:table-cell table:style-name="s7c1eb757b-style_47">
            <text:p text:style-name="s7c1eb757b-style_48"><text:span text:style-name="s7c1eb757b-style_49">PROGRAMACIÓ DIDÀCTICA GENERAL DE MÒDUL PROFESSIONAL</text:span></text:p>
          </table:table-cell>
        </table:table-row>
      </table:table>
      <table:table table:style-name="s7c1eb757b-style_50" xml:id="s7c1eb757b-table_51">
        <table:table-column table:number-columns-repeated="1"/>
        <table:table-row table:style-name="s7c1eb757b-style_52" xml:id="s7c1eb757b-table_51_0">
          <table:table-cell table:style-name="s7c1eb757b-style_53">
            <text:p text:style-name="s7c1eb757b-style_54"><text:span text:style-name="s7c1eb757b-style_55">Nom del Cicle Formatiu</text:span></text:p>
          </table:table-cell>
        </table:table-row>
        <table:table-row table:style-name="s7c1eb757b-style_56" xml:id="s7c1eb757b-table_51_1">
          <table:table-cell table:style-name="s7c1eb757b-style_57">
            <text:p text:style-name="s7c1eb757b-style_58"><text:span text:style-name="s7c1eb757b-style_59">CFPM Desenvolupament Web (LOE)</text:span></text:p>
          </table:table-cell>
        </table:table-row>
      </table:table>
      <table:table table:style-name="s7c1eb757b-style_60" xml:id="s7c1eb757b-table_61">
        <table:table-column table:number-columns-repeated="1"/>
        <table:table-row table:style-name="s7c1eb757b-style_62" xml:id="s7c1eb757b-table_61_0">
          <table:table-cell table:style-name="s7c1eb757b-style_63">
            <text:p text:style-name="s7c1eb757b-style_64"><text:span text:style-name="s7c1eb757b-style_65">Nom del mòdul professional</text:span></text:p>
          </table:table-cell>
        </table:table-row>
        <table:table-row table:style-name="s7c1eb757b-style_66" xml:id="s7c1eb757b-table_61_1">
          <table:table-cell table:style-name="s7c1eb757b-style_67">
            <text:p text:style-name="s7c1eb757b-style_68"><text:span text:style-name="s7c1eb757b-style_69">(DW10)M06. Desenvolupament Web en entorn client</text:span></text:p>
          </table:table-cell>
        </table:table-row>
      </table:table>
      <table:table table:style-name="s7c1eb757b-style_70" xml:id="s7c1eb757b-table_71">
        <table:table-column table:number-columns-repeated="1"/>
        <table:table-row table:style-name="s7c1eb757b-style_72" xml:id="s7c1eb757b-table_71_0">
          <table:table-cell table:style-name="s7c1eb757b-style_73">
            <text:p text:style-name="s7c1eb757b-style_74"><text:span text:style-name="s7c1eb757b-style_75">Curs del cicle</text:span></text:p>
          </table:table-cell>
        </table:table-row>
        <table:table-row table:style-name="s7c1eb757b-style_76" xml:id="s7c1eb757b-table_71_1">
          <table:table-cell table:style-name="s7c1eb757b-style_77">
            <text:p text:style-name="s7c1eb757b-style_78"><text:span text:style-name="s7c1eb757b-style_79">Segon curs(UF1-UF2-UF3-UF4)</text:span></text:p>
          </table:table-cell>
        </table:table-row>
      </table:table>
      <table:table table:style-name="s7c1eb757b-style_80" xml:id="s7c1eb757b-table_81">
        <table:table-column table:number-columns-repeated="1"/>
        <table:table-row table:style-name="s7c1eb757b-style_82" xml:id="s7c1eb757b-table_81_0">
          <table:table-cell table:style-name="s7c1eb757b-style_83">
            <text:p text:style-name="s7c1eb757b-style_84"><text:span text:style-name="s7c1eb757b-style_85">Durada</text:span></text:p>
          </table:table-cell>
        </table:table-row>
        <table:table-row table:style-name="s7c1eb757b-style_86" xml:id="s7c1eb757b-table_81_1">
          <table:table-cell table:style-name="s7c1eb757b-style_87">
            <text:p text:style-name="s7c1eb757b-style_88"><text:span text:style-name="s7c1eb757b-style_89">80 hores + 15 lliure disposició</text:span></text:p>
          </table:table-cell>
        </table:table-row>
      </table:table>
      <table:table table:style-name="s7c1eb757b-style_90" xml:id="s7c1eb757b-table_91">
        <table:table-column table:number-columns-repeated="1"/>
        <table:table-row table:style-name="s7c1eb757b-style_92" xml:id="s7c1eb757b-table_91_0">
          <table:table-cell table:style-name="s7c1eb757b-style_93">
            <text:p text:style-name="s7c1eb757b-style_94"><text:span text:style-name="s7c1eb757b-style_95">Curs</text:span></text:p>
          </table:table-cell>
        </table:table-row>
        <table:table-row table:style-name="s7c1eb757b-style_96" xml:id="s7c1eb757b-table_91_1">
          <table:table-cell table:style-name="s7c1eb757b-style_97">
            <text:p text:style-name="s7c1eb757b-style_98"><text:span text:style-name="s7c1eb757b-style_99">2015/2016</text:span></text:p>
          </table:table-cell>
        </table:table-row>
      </table:table>
      <text:p text:style-name="s7c1eb757b-style_100"><text:span text:style-name="s7c1eb757b-style_101">ÍNDEX<text:line-break/></text:span><text:span text:style-name="s7c1eb757b-style_102">GESTIÓ DE LA PROGRAMACIÓ...<text:a text:style-name="s7c1eb757b-style_103" xlink:href="#modificacions" xlink:type="simple" xlink:show="new" office:title="GESTIÓ DE LA PROGRAMACIÓ" office:target-frame-name="_blank"><text:span text:style-name="s7c1eb757b-style_104"><text:bookmark-ref text:reference-format="page" text:ref-name="modificacions">press F9 to update</text:bookmark-ref></text:span></text:a><text:line-break/></text:span><text:span text:style-name="s7c1eb757b-style_214">RELACIÓ D'UNITATS FORMATIVES...<text:a text:style-name="s7c1eb757b-style_215" xlink:href="#relacio_ufs" xlink:type="simple" xlink:show="new" office:title="RELACIÓ D'UNITATS FORMATIVES" office:target-frame-name="_blank"><text:span text:style-name="s7c1eb757b-style_216"><text:bookmark-ref text:reference-format="page" text:ref-name="relacio_ufs">press F9 to update</text:bookmark-ref></text:span></text:a><text:line-break/></text:span><text:span text:style-name="s7c1eb757b-style_284">ESTRATEGIES METODOLÒGIQUES I ORGANITZACIÓ DEL MÒDUL...<text:a text:style-name="s7c1eb757b-style_285" xlink:href="#estrategies" xlink:type="simple" xlink:show="new" office:title="ESTRATEGIES METODOLÒGIQUES I ORGANITZACIÓ DEL MÒDUL" office:target-frame-name="_blank"><text:span text:style-name="s7c1eb757b-style_286"><text:bookmark-ref text:reference-format="page" text:ref-name="estrategies">press F9 to update</text:bookmark-ref></text:span></text:a><text:line-break/></text:span><text:span text:style-name="s7c1eb757b-style_292">AVALUACIÓ/QUALIFICACIÓ/RECUPERACIÓ DEL MP...<text:a text:style-name="s7c1eb757b-style_293" xlink:href="#avaluacio" xlink:type="simple" xlink:show="new" office:title="AVALUACIÓ/QUALIFICACIÓ/RECUPERACIÓ DEL MP" office:target-frame-name="_blank"><text:span text:style-name="s7c1eb757b-style_294"><text:bookmark-ref text:reference-format="page" text:ref-name="avaluacio">press F9 to update</text:bookmark-ref></text:span></text:a><text:line-break/></text:span><text:span text:style-name="s7c1eb757b-style_330">ESPAIS, EQUIPAMENTS I RECURSOS DEL MP...<text:a text:style-name="s7c1eb757b-style_331" xlink:href="#recursos" xlink:type="simple" xlink:show="new" office:title="ESPAIS, EQUIPAMENTS I RECURSOS DEL MP" office:target-frame-name="_blank"><text:span text:style-name="s7c1eb757b-style_332"><text:bookmark-ref text:reference-format="page" text:ref-name="recursos">press F9 to update</text:bookmark-ref></text:span></text:a><text:line-break/></text:span><text:span text:style-name="s7c1eb757b-style_338">PROGRAMACIÓ D'UNITAT FORMATIVA 1...<text:a text:style-name="s7c1eb757b-style_339" xlink:href="#programacio_uf1" xlink:type="simple" xlink:show="new" office:title="PROGRAMACIÓ D'UNITAT FORMATIVA 1" office:target-frame-name="_blank"><text:span text:style-name="s7c1eb757b-style_340"><text:bookmark-ref text:reference-format="page" text:ref-name="programacio_uf1">press F9 to update</text:bookmark-ref></text:span></text:a><text:line-break/></text:span><text:span text:style-name="s7c1eb757b-style_500">PROGRAMACIÓ D'UNITAT FORMATIVA 2...<text:a text:style-name="s7c1eb757b-style_501" xlink:href="#programacio_uf2" xlink:type="simple" xlink:show="new" office:title="PROGRAMACIÓ D'UNITAT FORMATIVA 2" office:target-frame-name="_blank"><text:span text:style-name="s7c1eb757b-style_502"><text:bookmark-ref text:reference-format="page" text:ref-name="programacio_uf2">press F9 to update</text:bookmark-ref></text:span></text:a><text:line-break/></text:span><text:span text:style-name="s7c1eb757b-style_602">PROGRAMACIÓ D'UNITAT FORMATIVA 3...<text:a text:style-name="s7c1eb757b-style_603" xlink:href="#programacio_uf3" xlink:type="simple" xlink:show="new" office:title="PROGRAMACIÓ D'UNITAT FORMATIVA 3" office:target-frame-name="_blank"><text:span text:style-name="s7c1eb757b-style_604"><text:bookmark-ref text:reference-format="page" text:ref-name="programacio_uf3">press F9 to update</text:bookmark-ref></text:span></text:a><text:line-break/></text:span><text:span text:style-name="s7c1eb757b-style_696">PROGRAMACIÓ D'UNITAT FORMATIVA 4...<text:a text:style-name="s7c1eb757b-style_697" xlink:href="#programacio_uf4" xlink:type="simple" xlink:show="new" office:title="PROGRAMACIÓ D'UNITAT FORMATIVA 4" office:target-frame-name="_blank"><text:span text:style-name="s7c1eb757b-style_698"><text:bookmark-ref text:reference-format="page" text:ref-name="programacio_uf4">press F9 to update</text:bookmark-ref></text:span></text:a><text:line-break/></text:span></text:p>
      <text:p text:style-name="s7c1eb757b-style_105"><text:bookmark-start text:name="modificacions"/><text:span text:style-name="s7c1eb757b-style_106"/><text:bookmark-end text:name="modificacions"/><text:span text:style-name="s7c1eb757b-style_107">1 . GESTIÓ DE LA PROGRAMACIÓ</text:span></text:p>
      <table:table table:style-name="s7c1eb757b-style_108" xml:id="s7c1eb757b-table_109">
        <table:table-column table:number-columns-repeated="4"/>
        <table:table-row table:style-name="s7c1eb757b-style_110" xml:id="s7c1eb757b-table_109_0">
          <table:table-cell table:style-name="s7c1eb757b-style_111">
            <text:p text:style-name="s7c1eb757b-style_112"><text:span text:style-name="s7c1eb757b-style_113"/></text:p>
          </table:table-cell>
          <table:table-cell table:style-name="s7c1eb757b-style_114">
            <text:p text:style-name="s7c1eb757b-style_115"><text:span text:style-name="s7c1eb757b-style_116">Realitzat per: </text:span></text:p>
          </table:table-cell>
          <table:table-cell table:style-name="s7c1eb757b-style_117">
            <text:p text:style-name="s7c1eb757b-style_118"><text:span text:style-name="s7c1eb757b-style_119">Revisat per: </text:span></text:p>
          </table:table-cell>
          <table:table-cell table:style-name="s7c1eb757b-style_120">
            <text:p text:style-name="s7c1eb757b-style_121"><text:span text:style-name="s7c1eb757b-style_122">Aprovat per: </text:span></text:p>
          </table:table-cell>
        </table:table-row>
        <table:table-row table:style-name="s7c1eb757b-style_123" xml:id="s7c1eb757b-table_109_1">
          <table:table-cell table:style-name="s7c1eb757b-style_124">
            <text:p text:style-name="s7c1eb757b-style_125"><text:span text:style-name="s7c1eb757b-style_126">Nom i cognoms</text:span></text:p>
          </table:table-cell>
          <table:table-cell table:style-name="s7c1eb757b-style_127">
            <text:p text:style-name="s7c1eb757b-style_128"><text:span text:style-name="s7c1eb757b-style_129">Steve Stifler</text:span></text:p>
          </table:table-cell>
          <table:table-cell table:style-name="s7c1eb757b-style_130">
            <text:p text:style-name="s7c1eb757b-style_131"><text:span text:style-name="s7c1eb757b-style_132">Jordi Ubach</text:span></text:p>
          </table:table-cell>
          <table:table-cell table:style-name="s7c1eb757b-style_133">
            <text:p text:style-name="s7c1eb757b-style_134"><text:span text:style-name="s7c1eb757b-style_135">Sergio Jimenez</text:span></text:p>
          </table:table-cell>
        </table:table-row>
        <table:table-row table:style-name="s7c1eb757b-style_136" xml:id="s7c1eb757b-table_109_2">
          <table:table-cell table:style-name="s7c1eb757b-style_137">
            <text:p text:style-name="s7c1eb757b-style_138"><text:span text:style-name="s7c1eb757b-style_139">Càrrec</text:span></text:p>
          </table:table-cell>
          <table:table-cell table:style-name="s7c1eb757b-style_140">
            <text:p text:style-name="s7c1eb757b-style_141"><text:span text:style-name="s7c1eb757b-style_142"/></text:p>
          </table:table-cell>
          <table:table-cell table:style-name="s7c1eb757b-style_143">
            <text:p text:style-name="s7c1eb757b-style_144"><text:span text:style-name="s7c1eb757b-style_145"/></text:p>
          </table:table-cell>
          <table:table-cell table:style-name="s7c1eb757b-style_146">
            <text:p text:style-name="s7c1eb757b-style_147"><text:span text:style-name="s7c1eb757b-style_148"/></text:p>
          </table:table-cell>
        </table:table-row>
        <table:table-row table:style-name="s7c1eb757b-style_149" xml:id="s7c1eb757b-table_109_3">
          <table:table-cell table:style-name="s7c1eb757b-style_150">
            <text:p text:style-name="s7c1eb757b-style_151"><text:span text:style-name="s7c1eb757b-style_152">Data</text:span></text:p>
          </table:table-cell>
          <table:table-cell table:style-name="s7c1eb757b-style_153">
            <text:p text:style-name="s7c1eb757b-style_154"><text:span text:style-name="s7c1eb757b-style_155">2016-06-06</text:span></text:p>
          </table:table-cell>
          <table:table-cell table:style-name="s7c1eb757b-style_156">
            <text:p text:style-name="s7c1eb757b-style_157"><text:span text:style-name="s7c1eb757b-style_158"/></text:p>
          </table:table-cell>
          <table:table-cell table:style-name="s7c1eb757b-style_159">
            <text:p text:style-name="s7c1eb757b-style_160"><text:span text:style-name="s7c1eb757b-style_161"/></text:p>
          </table:table-cell>
        </table:table-row>
        <table:table-row table:style-name="s7c1eb757b-style_162" xml:id="s7c1eb757b-table_109_4">
          <table:table-cell table:style-name="s7c1eb757b-style_163">
            <text:p text:style-name="s7c1eb757b-style_164"><text:span text:style-name="s7c1eb757b-style_165">Signatura</text:span></text:p>
          </table:table-cell>
          <table:table-cell table:style-name="s7c1eb757b-style_166" table:number-rows-spanned="3"/>
          <table:table-cell table:style-name="s7c1eb757b-style_167" table:number-rows-spanned="3"/>
          <table:table-cell table:style-name="s7c1eb757b-style_168" table:number-rows-spanned="3"/>
        </table:table-row>
      </table:table>
      <table:table table:style-name="s7c1eb757b-style_169" xml:id="s7c1eb757b-table_170">
        <table:table-column table:number-columns-repeated="4"/>
        <table:table-row table:style-name="s7c1eb757b-style_171" xml:id="s7c1eb757b-table_170_0">
          <table:table-cell table:style-name="s7c1eb757b-style_172" table:number-columns-spanned="4">
            <text:p text:style-name="s7c1eb757b-style_173"><text:span text:style-name="s7c1eb757b-style_174">Llistat de les modificacions</text:span></text:p>
          </table:table-cell>
          <table:covered-table-cell/>
          <table:covered-table-cell/>
          <table:covered-table-cell/>
        </table:table-row>
        <table:table-row table:style-name="s7c1eb757b-style_175" xml:id="s7c1eb757b-table_170_1">
          <table:table-cell table:style-name="s7c1eb757b-style_176">
            <text:p text:style-name="s7c1eb757b-style_177"><text:span text:style-name="s7c1eb757b-style_178">Versió</text:span></text:p>
          </table:table-cell>
          <table:table-cell table:style-name="s7c1eb757b-style_179">
            <text:p text:style-name="s7c1eb757b-style_180"><text:span text:style-name="s7c1eb757b-style_181">Revisió</text:span></text:p>
          </table:table-cell>
          <table:table-cell table:style-name="s7c1eb757b-style_182">
            <text:p text:style-name="s7c1eb757b-style_183"><text:span text:style-name="s7c1eb757b-style_184">Descripció de la modificació</text:span></text:p>
          </table:table-cell>
          <table:table-cell table:style-name="s7c1eb757b-style_185">
            <text:p text:style-name="s7c1eb757b-style_186"><text:span text:style-name="s7c1eb757b-style_187">Aprovació</text:span></text:p>
          </table:table-cell>
        </table:table-row>
        <table:table-row table:style-name="s7c1eb757b-style_188" xml:id="s7c1eb757b-table_170_2">
          <table:table-cell table:style-name="s7c1eb757b-style_189">
            <text:p text:style-name="s7c1eb757b-style_190"><text:span text:style-name="s7c1eb757b-style_191">1</text:span></text:p>
          </table:table-cell>
          <table:table-cell table:style-name="s7c1eb757b-style_192">
            <text:p text:style-name="s7c1eb757b-style_193"><text:span text:style-name="s7c1eb757b-style_194">2016-06-06</text:span></text:p>
          </table:table-cell>
          <table:table-cell table:style-name="s7c1eb757b-style_195">
            <text:p text:style-name="s7c1eb757b-style_196"><text:span text:style-name="s7c1eb757b-style_197">Creació del document.</text:span></text:p>
          </table:table-cell>
          <table:table-cell table:style-name="s7c1eb757b-style_198">
            <text:p text:style-name="s7c1eb757b-style_199"><text:span text:style-name="s7c1eb757b-style_200"/></text:p>
          </table:table-cell>
        </table:table-row>
        <table:table-row table:style-name="s7c1eb757b-style_201" xml:id="s7c1eb757b-table_170_3">
          <table:table-cell table:style-name="s7c1eb757b-style_202">
            <text:p text:style-name="s7c1eb757b-style_203"><text:span text:style-name="s7c1eb757b-style_204">2</text:span></text:p>
          </table:table-cell>
          <table:table-cell table:style-name="s7c1eb757b-style_205">
            <text:p text:style-name="s7c1eb757b-style_206"><text:span text:style-name="s7c1eb757b-style_207">2016-06-06</text:span></text:p>
          </table:table-cell>
          <table:table-cell table:style-name="s7c1eb757b-style_208">
            <text:p text:style-name="s7c1eb757b-style_209"><text:span text:style-name="s7c1eb757b-style_210">S´ha modificat les hores de lliure disposició.</text:span></text:p>
          </table:table-cell>
          <table:table-cell table:style-name="s7c1eb757b-style_211">
            <text:p text:style-name="s7c1eb757b-style_212"><text:span text:style-name="s7c1eb757b-style_213"/></text:p>
          </table:table-cell>
        </table:table-row>
      </table:table>
      <text:p text:style-name="s7c1eb757b-style_217"><text:bookmark-start text:name="relacio_ufs"/><text:span text:style-name="s7c1eb757b-style_218"/><text:bookmark-end text:name="relacio_ufs"/><text:span text:style-name="s7c1eb757b-style_219">2 . RELACIÓ D'UNITATS FORMATIVES</text:span></text:p>
      <table:table table:style-name="s7c1eb757b-style_220" xml:id="s7c1eb757b-table_221">
        <table:table-column table:number-columns-repeated="5"/>
        <table:table-row table:style-name="s7c1eb757b-style_222" xml:id="s7c1eb757b-table_221_0">
          <table:table-cell table:style-name="s7c1eb757b-style_223" table:number-columns-spanned="5">
            <text:p text:style-name="s7c1eb757b-style_224"><text:span text:style-name="s7c1eb757b-style_225">Relació d'unitats formatives</text:span></text:p>
          </table:table-cell>
          <table:covered-table-cell/>
          <table:covered-table-cell/>
          <table:covered-table-cell/>
          <table:covered-table-cell/>
        </table:table-row>
        <table:table-row table:style-name="s7c1eb757b-style_226" xml:id="s7c1eb757b-table_221_1">
          <table:table-cell table:style-name="s7c1eb757b-style_227" table:number-columns-spanned="3">
            <text:p text:style-name="s7c1eb757b-style_228"><text:span text:style-name="s7c1eb757b-style_229">Nom de la Unitat formativa</text:span></text:p>
          </table:table-cell>
          <table:covered-table-cell/>
          <table:covered-table-cell/>
          <table:table-cell table:style-name="s7c1eb757b-style_230">
            <text:p text:style-name="s7c1eb757b-style_231"><text:span text:style-name="s7c1eb757b-style_232">H. mín + hlld</text:span></text:p>
          </table:table-cell>
          <table:table-cell table:style-name="s7c1eb757b-style_233">
            <text:p text:style-name="s7c1eb757b-style_234"><text:span text:style-name="s7c1eb757b-style_235">Durada</text:span></text:p>
          </table:table-cell>
        </table:table-row>
        <table:table-row table:style-name="s7c1eb757b-style_236" xml:id="s7c1eb757b-table_221_2">
          <table:table-cell table:style-name="s7c1eb757b-style_237" table:number-columns-spanned="3">
            <text:p text:style-name="s7c1eb757b-style_238"><text:span text:style-name="s7c1eb757b-style_239">UF1. Sintaxi del llenguatge. Objectes predefinits del llengu</text:span></text:p>
          </table:table-cell>
          <table:covered-table-cell/>
          <table:covered-table-cell/>
          <table:table-cell table:style-name="s7c1eb757b-style_240">
            <text:p text:style-name="s7c1eb757b-style_241"><text:span text:style-name="s7c1eb757b-style_242">10+0</text:span></text:p>
          </table:table-cell>
          <table:table-cell table:style-name="s7c1eb757b-style_243">
            <text:p text:style-name="s7c1eb757b-style_244"><text:span text:style-name="s7c1eb757b-style_245">10</text:span></text:p>
          </table:table-cell>
        </table:table-row>
        <table:table-row table:style-name="s7c1eb757b-style_246" xml:id="s7c1eb757b-table_221_3">
          <table:table-cell table:style-name="s7c1eb757b-style_247" table:number-columns-spanned="3">
            <text:p text:style-name="s7c1eb757b-style_248"><text:span text:style-name="s7c1eb757b-style_249">UF2. Estructures definides pel programador. Objectes</text:span></text:p>
          </table:table-cell>
          <table:covered-table-cell/>
          <table:covered-table-cell/>
          <table:table-cell table:style-name="s7c1eb757b-style_250">
            <text:p text:style-name="s7c1eb757b-style_251"><text:span text:style-name="s7c1eb757b-style_252">10+2</text:span></text:p>
          </table:table-cell>
          <table:table-cell table:style-name="s7c1eb757b-style_253">
            <text:p text:style-name="s7c1eb757b-style_254"><text:span text:style-name="s7c1eb757b-style_255">12</text:span></text:p>
          </table:table-cell>
        </table:table-row>
        <table:table-row table:style-name="s7c1eb757b-style_256" xml:id="s7c1eb757b-table_221_4">
          <table:table-cell table:style-name="s7c1eb757b-style_257" table:number-columns-spanned="3">
            <text:p text:style-name="s7c1eb757b-style_258"><text:span text:style-name="s7c1eb757b-style_259">UF3. Esdeveniments. Manegament de formularis. Model d´object</text:span></text:p>
          </table:table-cell>
          <table:covered-table-cell/>
          <table:covered-table-cell/>
          <table:table-cell table:style-name="s7c1eb757b-style_260">
            <text:p text:style-name="s7c1eb757b-style_261"><text:span text:style-name="s7c1eb757b-style_262">10+2</text:span></text:p>
          </table:table-cell>
          <table:table-cell table:style-name="s7c1eb757b-style_263">
            <text:p text:style-name="s7c1eb757b-style_264"><text:span text:style-name="s7c1eb757b-style_265">12</text:span></text:p>
          </table:table-cell>
        </table:table-row>
        <table:table-row table:style-name="s7c1eb757b-style_266" xml:id="s7c1eb757b-table_221_5">
          <table:table-cell table:style-name="s7c1eb757b-style_267" table:number-columns-spanned="3">
            <text:p text:style-name="s7c1eb757b-style_268"><text:span text:style-name="s7c1eb757b-style_269">UF4. Comunicació asíncrona client-servidor</text:span></text:p>
          </table:table-cell>
          <table:covered-table-cell/>
          <table:covered-table-cell/>
          <table:table-cell table:style-name="s7c1eb757b-style_270">
            <text:p text:style-name="s7c1eb757b-style_271"><text:span text:style-name="s7c1eb757b-style_272">10+10</text:span></text:p>
          </table:table-cell>
          <table:table-cell table:style-name="s7c1eb757b-style_273">
            <text:p text:style-name="s7c1eb757b-style_274"><text:span text:style-name="s7c1eb757b-style_275">20</text:span></text:p>
          </table:table-cell>
        </table:table-row>
        <table:table-row table:style-name="s7c1eb757b-style_276" xml:id="s7c1eb757b-table_221_6">
          <table:table-cell table:style-name="s7c1eb757b-style_277" table:number-columns-spanned="3"/>
          <table:covered-table-cell/>
          <table:covered-table-cell/>
          <table:table-cell table:style-name="s7c1eb757b-style_278">
            <text:p text:style-name="s7c1eb757b-style_279"><text:span text:style-name="s7c1eb757b-style_280">Totals</text:span></text:p>
          </table:table-cell>
          <table:table-cell table:style-name="s7c1eb757b-style_281">
            <text:p text:style-name="s7c1eb757b-style_282"><text:span text:style-name="s7c1eb757b-style_283">54h</text:span></text:p>
          </table:table-cell>
        </table:table-row>
      </table:table>
      <text:p text:style-name="s7c1eb757b-style_287"><text:bookmark-start text:name="estrategies"/><text:span text:style-name="s7c1eb757b-style_288"/><text:bookmark-end text:name="estrategies"/><text:span text:style-name="s7c1eb757b-style_289">3. ESTRATEGIES METODOLÒGIQUES I ORGANITZACIÓ DEL MÒDUL<text:line-break/></text:span></text:p>
      <text:p text:style-name="s7c1eb757b-style_291">jflkjsfklsflkjdslkjskldj</text:p>
      <text:p text:style-name="s7c1eb757b-style_295"><text:bookmark-start text:name="avaluacio"/><text:span text:style-name="s7c1eb757b-style_296"/><text:bookmark-end text:name="avaluacio"/><text:span text:style-name="s7c1eb757b-style_297">4. AVALUACIÓ/QUALIFICACIÓ/RECUPERACIÓ DEL MP<text:line-break/></text:span></text:p>
      <text:p text:style-name="s7c1eb757b-style_298"><text:span text:style-name="s7c1eb757b-style_299">Per superar el mòdul professional cal superar independentment les/la 4 UUFF. La qualificació del mòdul professional s'obté segons la següent ponderació:<text:line-break/></text:span></text:p>
      <table:table table:style-name="s7c1eb757b-style_300" xml:id="s7c1eb757b-table_301">
        <table:table-column table:number-columns-repeated="1"/>
        <table:table-row table:style-name="s7c1eb757b-style_302" xml:id="s7c1eb757b-table_301_0">
          <table:table-cell table:style-name="s7c1eb757b-style_303">
            <text:p text:style-name="s7c1eb757b-style_304"><text:span text:style-name="s7c1eb757b-style_305">Q</text:span><text:span text:style-name="s7c1eb757b-style_306">MP</text:span><text:span text:style-name="s7c1eb757b-style_307"> = (</text:span><text:span text:style-name="s7c1eb757b-style_308">h</text:span><text:span text:style-name="s7c1eb757b-style_309">UF1</text:span><text:span text:style-name="s7c1eb757b-style_310">*Q</text:span><text:span text:style-name="s7c1eb757b-style_311">UF1</text:span><text:span text:style-name="s7c1eb757b-style_312"> + </text:span><text:span text:style-name="s7c1eb757b-style_313">h</text:span><text:span text:style-name="s7c1eb757b-style_314">UF2</text:span><text:span text:style-name="s7c1eb757b-style_315">*Q</text:span><text:span text:style-name="s7c1eb757b-style_316">UF2</text:span><text:span text:style-name="s7c1eb757b-style_317"> + </text:span><text:span text:style-name="s7c1eb757b-style_318">h</text:span><text:span text:style-name="s7c1eb757b-style_319">UF3</text:span><text:span text:style-name="s7c1eb757b-style_320">*Q</text:span><text:span text:style-name="s7c1eb757b-style_321">UF3</text:span><text:span text:style-name="s7c1eb757b-style_322"> + </text:span><text:span text:style-name="s7c1eb757b-style_323">h</text:span><text:span text:style-name="s7c1eb757b-style_324">UF4</text:span><text:span text:style-name="s7c1eb757b-style_325">*Q</text:span><text:span text:style-name="s7c1eb757b-style_326">UF4</text:span><text:span text:style-name="s7c1eb757b-style_327">)/Hores totals MP</text:span></text:p>
          </table:table-cell>
        </table:table-row>
      </table:table>
      <text:p text:style-name="s7c1eb757b-style_328"><text:line-break/><text:span text:style-name="s7c1eb757b-style_329">Si un alumne no supera qualsevol UF (nota inferior a 5) haurà de presentar-se a una prova extraordinària de recuperació que constarà d'un examen de tots els continguts impartits en aquella UF.<text:line-break/></text:span></text:p>
      <text:p text:style-name="s7c1eb757b-style_333"><text:bookmark-start text:name="recursos"/><text:span text:style-name="s7c1eb757b-style_334"/><text:bookmark-end text:name="recursos"/><text:span text:style-name="s7c1eb757b-style_335">5. ESPAIS, EQUIPAMENTS I RECURSOS DEL MP<text:line-break/></text:span></text:p>
      <text:p text:style-name="s7c1eb757b-style_337">fsdfsdfsf</text:p>
      <text:p text:style-name="s7c1eb757b-style_341"><text:bookmark-start text:name="programacio_uf1"/><text:span text:style-name="s7c1eb757b-style_342"/><text:bookmark-end text:name="programacio_uf1"/><text:span text:style-name="s7c1eb757b-style_343">6. PROGRAMACIÓ D'UNITAT FORMATIVA 1</text:span></text:p>
      <text:p text:style-name="s7c1eb757b-style_344"><text:span text:style-name="s7c1eb757b-style_345">6.1 Resultats d'aprenentatge, Criteris d'avaluació i continguts </text:span></text:p>
      <table:table table:style-name="s7c1eb757b-style_346" xml:id="s7c1eb757b-table_347">
        <table:table-column table:number-columns-repeated="1"/>
        <table:table-row table:style-name="s7c1eb757b-style_348" xml:id="s7c1eb757b-table_347_0">
          <table:table-cell table:style-name="s7c1eb757b-style_349">
            <text:p text:style-name="s7c1eb757b-style_350"><text:span text:style-name="s7c1eb757b-style_351">UF1. Sintaxi del llenguatge. Objectes predefinits del llengu</text:span></text:p>
          </table:table-cell>
        </table:table-row>
        <table:table-row table:style-name="s7c1eb757b-style_352" xml:id="s7c1eb757b-table_347_1">
          <table:table-cell table:style-name="s7c1eb757b-style_353">
            <text:p text:style-name="s7c1eb757b-style_354"><text:span text:style-name="s7c1eb757b-style_355">RA1. Selecciona les arquitectures i tecnologies de programació sobre clients web, identificant i analitzant les capacitats i característiques de cadascuna.</text:span></text:p>
          </table:table-cell>
        </table:table-row>
        <table:table-row table:style-name="s7c1eb757b-style_356" xml:id="s7c1eb757b-table_347_2">
          <table:table-cell table:style-name="s7c1eb757b-style_357">
            <text:p text:style-name="s7c1eb757b-style_358"><text:span text:style-name="s7c1eb757b-style_359">Criteris d'avaluació</text:span></text:p>
          </table:table-cell>
        </table:table-row>
        <table:table-row table:style-name="s7c1eb757b-style_360" xml:id="s7c1eb757b-table_347_3">
          <table:table-cell table:style-name="s7c1eb757b-style_361">
            <text:p text:style-name="s7c1eb757b-style_362"><text:span text:style-name="s7c1eb757b-style_363">a) Caracteritza i diferencia els models d’execució de codi al servidor i al client web. </text:span></text:p>
          </table:table-cell>
        </table:table-row>
        <table:table-row table:style-name="s7c1eb757b-style_364" xml:id="s7c1eb757b-table_347_4">
          <table:table-cell table:style-name="s7c1eb757b-style_365">
            <text:p text:style-name="s7c1eb757b-style_366"><text:span text:style-name="s7c1eb757b-style_367">b) Identifica les capacitats i els mecanismes d’execució de codi dels navegadors web.</text:span></text:p>
          </table:table-cell>
        </table:table-row>
        <table:table-row table:style-name="s7c1eb757b-style_368" xml:id="s7c1eb757b-table_347_5">
          <table:table-cell table:style-name="s7c1eb757b-style_369">
            <text:p text:style-name="s7c1eb757b-style_370"><text:span text:style-name="s7c1eb757b-style_371">c) Identifica i caracteritza els principals llenguatges relacionats amb la programació de clients web.</text:span></text:p>
          </table:table-cell>
        </table:table-row>
        <table:table-row table:style-name="s7c1eb757b-style_372" xml:id="s7c1eb757b-table_347_6">
          <table:table-cell table:style-name="s7c1eb757b-style_373">
            <text:p text:style-name="s7c1eb757b-style_374"><text:span text:style-name="s7c1eb757b-style_375">d) Reconeix les particularitats de la programació de guions i els seus avantatges i desavantatges sobre la
programació tradicional.</text:span></text:p>
          </table:table-cell>
        </table:table-row>
        <table:table-row table:style-name="s7c1eb757b-style_376" xml:id="s7c1eb757b-table_347_7">
          <table:table-cell table:style-name="s7c1eb757b-style_377">
            <text:p text:style-name="s7c1eb757b-style_378"><text:span text:style-name="s7c1eb757b-style_379">e) Verifica els mecanismes d’integració dels llenguatges de marques amb els llenguatges de programació de
clients web.</text:span></text:p>
          </table:table-cell>
        </table:table-row>
        <table:table-row table:style-name="s7c1eb757b-style_380" xml:id="s7c1eb757b-table_347_8">
          <table:table-cell table:style-name="s7c1eb757b-style_381">
            <text:p text:style-name="s7c1eb757b-style_382"><text:span text:style-name="s7c1eb757b-style_383">Continguts</text:span></text:p>
          </table:table-cell>
        </table:table-row>
        <table:table-row table:style-name="s7c1eb757b-style_384" xml:id="s7c1eb757b-table_347_9">
          <table:table-cell table:style-name="s7c1eb757b-style_385">
            <text:p text:style-name="s7c1eb757b-style_386"><text:span text:style-name="s7c1eb757b-style_387">a) Models d´execució de codi</text:span></text:p>
          </table:table-cell>
        </table:table-row>
        <table:table-row table:style-name="s7c1eb757b-style_388" xml:id="s7c1eb757b-table_347_10">
          <table:table-cell table:style-name="s7c1eb757b-style_389">
            <text:p text:style-name="s7c1eb757b-style_390"><text:span text:style-name="s7c1eb757b-style_391">b) Mecanismes d´execució de codi en un navegador web.</text:span></text:p>
          </table:table-cell>
        </table:table-row>
        <table:table-row table:style-name="s7c1eb757b-style_392" xml:id="s7c1eb757b-table_347_11">
          <table:table-cell table:style-name="s7c1eb757b-style_393">
            <text:p text:style-name="s7c1eb757b-style_394"><text:span text:style-name="s7c1eb757b-style_395">c) Capacitats i limitacions d´execució.</text:span></text:p>
          </table:table-cell>
        </table:table-row>
        <table:table-row table:style-name="s7c1eb757b-style_396" xml:id="s7c1eb757b-table_347_12">
          <table:table-cell table:style-name="s7c1eb757b-style_397">
            <text:p text:style-name="s7c1eb757b-style_398"><text:span text:style-name="s7c1eb757b-style_399">d) Llenguatges de programació en entorn client.</text:span></text:p>
          </table:table-cell>
        </table:table-row>
        <table:table-row table:style-name="s7c1eb757b-style_400" xml:id="s7c1eb757b-table_347_13">
          <table:table-cell table:style-name="s7c1eb757b-style_401">
            <text:p text:style-name="s7c1eb757b-style_402"><text:span text:style-name="s7c1eb757b-style_403">e) Programació de guions </text:span></text:p>
          </table:table-cell>
        </table:table-row>
        <table:table-row table:style-name="s7c1eb757b-style_404" xml:id="s7c1eb757b-table_347_14">
          <table:table-cell table:style-name="s7c1eb757b-style_405">
            <text:p text:style-name="s7c1eb757b-style_406"><text:span text:style-name="s7c1eb757b-style_407">RA2. Selecciona les arquitectures i tecnologies de programació sobre clients web, identificant i analitzant les capacitats i característiques de cadascuna.</text:span></text:p>
          </table:table-cell>
        </table:table-row>
        <table:table-row table:style-name="s7c1eb757b-style_408" xml:id="s7c1eb757b-table_347_15">
          <table:table-cell table:style-name="s7c1eb757b-style_409">
            <text:p text:style-name="s7c1eb757b-style_410"><text:span text:style-name="s7c1eb757b-style_411">Criteris d'avaluació</text:span></text:p>
          </table:table-cell>
        </table:table-row>
        <table:table-row table:style-name="s7c1eb757b-style_412" xml:id="s7c1eb757b-table_347_16">
          <table:table-cell table:style-name="s7c1eb757b-style_413">
            <text:p text:style-name="s7c1eb757b-style_414"><text:span text:style-name="s7c1eb757b-style_415">a) Selecciona un llenguatge de programació de clients web en funció de les seves possibilitats.</text:span></text:p>
          </table:table-cell>
        </table:table-row>
        <table:table-row table:style-name="s7c1eb757b-style_416" xml:id="s7c1eb757b-table_347_17">
          <table:table-cell table:style-name="s7c1eb757b-style_417">
            <text:p text:style-name="s7c1eb757b-style_418"><text:span text:style-name="s7c1eb757b-style_419">b) Utilitza els diferents tipus de variables i operadors disponibles en el llenguatge.</text:span></text:p>
          </table:table-cell>
        </table:table-row>
        <table:table-row table:style-name="s7c1eb757b-style_420" xml:id="s7c1eb757b-table_347_18">
          <table:table-cell table:style-name="s7c1eb757b-style_421">
            <text:p text:style-name="s7c1eb757b-style_422"><text:span text:style-name="s7c1eb757b-style_423">c) Identifica els àmbits d’utilització de les variables.</text:span></text:p>
          </table:table-cell>
        </table:table-row>
        <table:table-row table:style-name="s7c1eb757b-style_424" xml:id="s7c1eb757b-table_347_19">
          <table:table-cell table:style-name="s7c1eb757b-style_425">
            <text:p text:style-name="s7c1eb757b-style_426"><text:span text:style-name="s7c1eb757b-style_427">d) Reconeix i comprova les peculiaritats del llenguatge respecte a les conversions entre diferents tipus de
dades.</text:span></text:p>
          </table:table-cell>
        </table:table-row>
        <table:table-row table:style-name="s7c1eb757b-style_428" xml:id="s7c1eb757b-table_347_20">
          <table:table-cell table:style-name="s7c1eb757b-style_429">
            <text:p text:style-name="s7c1eb757b-style_430"><text:span text:style-name="s7c1eb757b-style_431">e) Utilitza mecanismes de decisió en la creació de blocs de sentències.</text:span></text:p>
          </table:table-cell>
        </table:table-row>
        <table:table-row table:style-name="s7c1eb757b-style_432" xml:id="s7c1eb757b-table_347_21">
          <table:table-cell table:style-name="s7c1eb757b-style_433">
            <text:p text:style-name="s7c1eb757b-style_434"><text:span text:style-name="s7c1eb757b-style_435">Continguts</text:span></text:p>
          </table:table-cell>
        </table:table-row>
        <table:table-row table:style-name="s7c1eb757b-style_436" xml:id="s7c1eb757b-table_347_22">
          <table:table-cell table:style-name="s7c1eb757b-style_437">
            <text:p text:style-name="s7c1eb757b-style_438"><text:span text:style-name="s7c1eb757b-style_439">a) Selecció de llenguatge de programació de clients web. </text:span></text:p>
          </table:table-cell>
        </table:table-row>
        <table:table-row table:style-name="s7c1eb757b-style_440" xml:id="s7c1eb757b-table_347_23">
          <table:table-cell table:style-name="s7c1eb757b-style_441">
            <text:p text:style-name="s7c1eb757b-style_442"><text:span text:style-name="s7c1eb757b-style_443">b) Variables.</text:span></text:p>
          </table:table-cell>
        </table:table-row>
        <table:table-row table:style-name="s7c1eb757b-style_444" xml:id="s7c1eb757b-table_347_24">
          <table:table-cell table:style-name="s7c1eb757b-style_445">
            <text:p text:style-name="s7c1eb757b-style_446"><text:span text:style-name="s7c1eb757b-style_447">c) Tipus de dades.</text:span></text:p>
          </table:table-cell>
        </table:table-row>
        <table:table-row table:style-name="s7c1eb757b-style_448" xml:id="s7c1eb757b-table_347_25">
          <table:table-cell table:style-name="s7c1eb757b-style_449">
            <text:p text:style-name="s7c1eb757b-style_450"><text:span text:style-name="s7c1eb757b-style_451">d) Assignacions.</text:span></text:p>
          </table:table-cell>
        </table:table-row>
        <table:table-row table:style-name="s7c1eb757b-style_452" xml:id="s7c1eb757b-table_347_26">
          <table:table-cell table:style-name="s7c1eb757b-style_453">
            <text:p text:style-name="s7c1eb757b-style_454"><text:span text:style-name="s7c1eb757b-style_455">e) Operadors.</text:span></text:p>
          </table:table-cell>
        </table:table-row>
        <table:table-row table:style-name="s7c1eb757b-style_456" xml:id="s7c1eb757b-table_347_27">
          <table:table-cell table:style-name="s7c1eb757b-style_457">
            <text:p text:style-name="s7c1eb757b-style_458"><text:span text:style-name="s7c1eb757b-style_459">RA3. Selecciona les arquitectures i tecnologies de programació sobre clients web, identificant i analitzant les capacitats i característiques de cadascuna.</text:span></text:p>
          </table:table-cell>
        </table:table-row>
        <table:table-row table:style-name="s7c1eb757b-style_460" xml:id="s7c1eb757b-table_347_28">
          <table:table-cell table:style-name="s7c1eb757b-style_461">
            <text:p text:style-name="s7c1eb757b-style_462"><text:span text:style-name="s7c1eb757b-style_463">Criteris d'avaluació</text:span></text:p>
          </table:table-cell>
        </table:table-row>
        <table:table-row table:style-name="s7c1eb757b-style_464" xml:id="s7c1eb757b-table_347_29">
          <table:table-cell table:style-name="s7c1eb757b-style_465">
            <text:p text:style-name="s7c1eb757b-style_466"><text:span text:style-name="s7c1eb757b-style_467">a) Identifica els objectes predefinits del llenguatge.</text:span></text:p>
          </table:table-cell>
        </table:table-row>
        <table:table-row table:style-name="s7c1eb757b-style_468" xml:id="s7c1eb757b-table_347_30">
          <table:table-cell table:style-name="s7c1eb757b-style_469">
            <text:p text:style-name="s7c1eb757b-style_470"><text:span text:style-name="s7c1eb757b-style_471">b) Analitza els objectes referents a les finestres del navegador i els documents web que hi contenen.</text:span></text:p>
          </table:table-cell>
        </table:table-row>
        <table:table-row table:style-name="s7c1eb757b-style_472" xml:id="s7c1eb757b-table_347_31">
          <table:table-cell table:style-name="s7c1eb757b-style_473">
            <text:p text:style-name="s7c1eb757b-style_474"><text:span text:style-name="s7c1eb757b-style_475">c) Escriu sentències que utilitzin els objectes predefinits del llenguatge per canviar l’aspecte del navegador i el
document que hi conté.</text:span></text:p>
          </table:table-cell>
        </table:table-row>
        <table:table-row table:style-name="s7c1eb757b-style_476" xml:id="s7c1eb757b-table_347_32">
          <table:table-cell table:style-name="s7c1eb757b-style_477">
            <text:p text:style-name="s7c1eb757b-style_478"><text:span text:style-name="s7c1eb757b-style_479">d) Genera textos i etiquetes com a resultat de l’execució de codi al navegador.</text:span></text:p>
          </table:table-cell>
        </table:table-row>
        <table:table-row table:style-name="s7c1eb757b-style_480" xml:id="s7c1eb757b-table_347_33">
          <table:table-cell table:style-name="s7c1eb757b-style_481">
            <text:p text:style-name="s7c1eb757b-style_482"><text:span text:style-name="s7c1eb757b-style_483">Continguts</text:span></text:p>
          </table:table-cell>
        </table:table-row>
        <table:table-row table:style-name="s7c1eb757b-style_484" xml:id="s7c1eb757b-table_347_34">
          <table:table-cell table:style-name="s7c1eb757b-style_485">
            <text:p text:style-name="s7c1eb757b-style_486"><text:span text:style-name="s7c1eb757b-style_487">a) Utilització d´objectes. Objectes nadius del llenguatge.</text:span></text:p>
          </table:table-cell>
        </table:table-row>
        <table:table-row table:style-name="s7c1eb757b-style_488" xml:id="s7c1eb757b-table_347_35">
          <table:table-cell table:style-name="s7c1eb757b-style_489">
            <text:p text:style-name="s7c1eb757b-style_490"><text:span text:style-name="s7c1eb757b-style_491">b) Objectes predefinits associats al navegador.</text:span></text:p>
          </table:table-cell>
        </table:table-row>
        <table:table-row table:style-name="s7c1eb757b-style_492" xml:id="s7c1eb757b-table_347_36">
          <table:table-cell table:style-name="s7c1eb757b-style_493">
            <text:p text:style-name="s7c1eb757b-style_494"><text:span text:style-name="s7c1eb757b-style_495">c) Gestió de l´aparença de la finestra.</text:span></text:p>
          </table:table-cell>
        </table:table-row>
        <table:table-row table:style-name="s7c1eb757b-style_496" xml:id="s7c1eb757b-table_347_37">
          <table:table-cell table:style-name="s7c1eb757b-style_497">
            <text:p text:style-name="s7c1eb757b-style_498"><text:span text:style-name="s7c1eb757b-style_499">d) Generació de text i elements HTML des de codi.</text:span></text:p>
          </table:table-cell>
        </table:table-row>
      </table:table>
      <text:p text:style-name="s7c1eb757b-style_503"><text:bookmark-start text:name="programacio_uf2"/><text:span text:style-name="s7c1eb757b-style_504"/><text:bookmark-end text:name="programacio_uf2"/><text:span text:style-name="s7c1eb757b-style_505">7. PROGRAMACIÓ D'UNITAT FORMATIVA 2</text:span></text:p>
      <text:p text:style-name="s7c1eb757b-style_506"><text:span text:style-name="s7c1eb757b-style_507">7.1 Resultats d'aprenentatge, Criteris d'avaluació i continguts </text:span></text:p>
      <table:table table:style-name="s7c1eb757b-style_508" xml:id="s7c1eb757b-table_509">
        <table:table-column table:number-columns-repeated="1"/>
        <table:table-row table:style-name="s7c1eb757b-style_510" xml:id="s7c1eb757b-table_509_0">
          <table:table-cell table:style-name="s7c1eb757b-style_511">
            <text:p text:style-name="s7c1eb757b-style_512"><text:span text:style-name="s7c1eb757b-style_513">UF2. Estructures definides pel programador. Objectes</text:span></text:p>
          </table:table-cell>
        </table:table-row>
        <table:table-row table:style-name="s7c1eb757b-style_514" xml:id="s7c1eb757b-table_509_1">
          <table:table-cell table:style-name="s7c1eb757b-style_515">
            <text:p text:style-name="s7c1eb757b-style_516"><text:span text:style-name="s7c1eb757b-style_517">RA1. Desenvolupa aplicacions web interactives integrant mecanismes de maneig d´esdeveniments.</text:span></text:p>
          </table:table-cell>
        </table:table-row>
        <table:table-row table:style-name="s7c1eb757b-style_518" xml:id="s7c1eb757b-table_509_2">
          <table:table-cell table:style-name="s7c1eb757b-style_519">
            <text:p text:style-name="s7c1eb757b-style_520"><text:span text:style-name="s7c1eb757b-style_521">Criteris d'avaluació</text:span></text:p>
          </table:table-cell>
        </table:table-row>
        <table:table-row table:style-name="s7c1eb757b-style_522" xml:id="s7c1eb757b-table_509_3">
          <table:table-cell table:style-name="s7c1eb757b-style_523">
            <text:p text:style-name="s7c1eb757b-style_524"><text:span text:style-name="s7c1eb757b-style_525">a) Classifica i utilitza les funcions predefinides del llenguatge.</text:span></text:p>
          </table:table-cell>
        </table:table-row>
        <table:table-row table:style-name="s7c1eb757b-style_526" xml:id="s7c1eb757b-table_509_4">
          <table:table-cell table:style-name="s7c1eb757b-style_527">
            <text:p text:style-name="s7c1eb757b-style_528"><text:span text:style-name="s7c1eb757b-style_529">b) Crea i utilitza funcions definides per l’usuari.</text:span></text:p>
          </table:table-cell>
        </table:table-row>
        <table:table-row table:style-name="s7c1eb757b-style_530" xml:id="s7c1eb757b-table_509_5">
          <table:table-cell table:style-name="s7c1eb757b-style_531">
            <text:p text:style-name="s7c1eb757b-style_532"><text:span text:style-name="s7c1eb757b-style_533">c) Reconeix les característiques del llenguatge relatives a la creació i ús d’arrays.</text:span></text:p>
          </table:table-cell>
        </table:table-row>
        <table:table-row table:style-name="s7c1eb757b-style_534" xml:id="s7c1eb757b-table_509_6">
          <table:table-cell table:style-name="s7c1eb757b-style_535">
            <text:p text:style-name="s7c1eb757b-style_536"><text:span text:style-name="s7c1eb757b-style_537">d) Crea i utilitza arrays.</text:span></text:p>
          </table:table-cell>
        </table:table-row>
        <table:table-row table:style-name="s7c1eb757b-style_538" xml:id="s7c1eb757b-table_509_7">
          <table:table-cell table:style-name="s7c1eb757b-style_539">
            <text:p text:style-name="s7c1eb757b-style_540"><text:span text:style-name="s7c1eb757b-style_541">Continguts</text:span></text:p>
          </table:table-cell>
        </table:table-row>
        <table:table-row table:style-name="s7c1eb757b-style_542" xml:id="s7c1eb757b-table_509_8">
          <table:table-cell table:style-name="s7c1eb757b-style_543">
            <text:p text:style-name="s7c1eb757b-style_544"><text:span text:style-name="s7c1eb757b-style_545">a) Model de gestió d´esdeveniments.</text:span></text:p>
          </table:table-cell>
        </table:table-row>
        <table:table-row table:style-name="s7c1eb757b-style_546" xml:id="s7c1eb757b-table_509_9">
          <table:table-cell table:style-name="s7c1eb757b-style_547">
            <text:p text:style-name="s7c1eb757b-style_548"><text:span text:style-name="s7c1eb757b-style_549">b) Captura i ús d´esdeveniments</text:span></text:p>
          </table:table-cell>
        </table:table-row>
        <table:table-row table:style-name="s7c1eb757b-style_550" xml:id="s7c1eb757b-table_509_10">
          <table:table-cell table:style-name="s7c1eb757b-style_551">
            <text:p text:style-name="s7c1eb757b-style_552"><text:span text:style-name="s7c1eb757b-style_553">c) Utilització de formularis des de codi.</text:span></text:p>
          </table:table-cell>
        </table:table-row>
        <table:table-row table:style-name="s7c1eb757b-style_554" xml:id="s7c1eb757b-table_509_11">
          <table:table-cell table:style-name="s7c1eb757b-style_555">
            <text:p text:style-name="s7c1eb757b-style_556"><text:span text:style-name="s7c1eb757b-style_557">d) Modificació d´aparença i comportament. Utilització de cookies</text:span></text:p>
          </table:table-cell>
        </table:table-row>
        <table:table-row table:style-name="s7c1eb757b-style_558" xml:id="s7c1eb757b-table_509_12">
          <table:table-cell table:style-name="s7c1eb757b-style_559">
            <text:p text:style-name="s7c1eb757b-style_560"><text:span text:style-name="s7c1eb757b-style_561">RA2. Desenvolupa aplicacions web interactives integrant mecanismes de maneig d´esdeveniments.</text:span></text:p>
          </table:table-cell>
        </table:table-row>
        <table:table-row table:style-name="s7c1eb757b-style_562" xml:id="s7c1eb757b-table_509_13">
          <table:table-cell table:style-name="s7c1eb757b-style_563">
            <text:p text:style-name="s7c1eb757b-style_564"><text:span text:style-name="s7c1eb757b-style_565">Criteris d'avaluació</text:span></text:p>
          </table:table-cell>
        </table:table-row>
        <table:table-row table:style-name="s7c1eb757b-style_566" xml:id="s7c1eb757b-table_509_14">
          <table:table-cell table:style-name="s7c1eb757b-style_567">
            <text:p text:style-name="s7c1eb757b-style_568"><text:span text:style-name="s7c1eb757b-style_569">a) Reconeix les possibilitats del llenguatge de marques relatives a la captura dels esdeveniments produïts.</text:span></text:p>
          </table:table-cell>
        </table:table-row>
        <table:table-row table:style-name="s7c1eb757b-style_570" xml:id="s7c1eb757b-table_509_15">
          <table:table-cell table:style-name="s7c1eb757b-style_571">
            <text:p text:style-name="s7c1eb757b-style_572"><text:span text:style-name="s7c1eb757b-style_573">b) Identifica les característiques del llenguatge de programació relatives a la gestió dels esdeveniments.</text:span></text:p>
          </table:table-cell>
        </table:table-row>
        <table:table-row table:style-name="s7c1eb757b-style_574" xml:id="s7c1eb757b-table_509_16">
          <table:table-cell table:style-name="s7c1eb757b-style_575">
            <text:p text:style-name="s7c1eb757b-style_576"><text:span text:style-name="s7c1eb757b-style_577">c) Diferencia els tipus d’esdeveniments que es poden manejar.</text:span></text:p>
          </table:table-cell>
        </table:table-row>
        <table:table-row table:style-name="s7c1eb757b-style_578" xml:id="s7c1eb757b-table_509_17">
          <table:table-cell table:style-name="s7c1eb757b-style_579">
            <text:p text:style-name="s7c1eb757b-style_580"><text:span text:style-name="s7c1eb757b-style_581">d) Crea un codi que capturi i utilitzi esdeveniments.</text:span></text:p>
          </table:table-cell>
        </table:table-row>
        <table:table-row table:style-name="s7c1eb757b-style_582" xml:id="s7c1eb757b-table_509_18">
          <table:table-cell table:style-name="s7c1eb757b-style_583">
            <text:p text:style-name="s7c1eb757b-style_584"><text:span text:style-name="s7c1eb757b-style_585">Continguts</text:span></text:p>
          </table:table-cell>
        </table:table-row>
        <table:table-row table:style-name="s7c1eb757b-style_586" xml:id="s7c1eb757b-table_509_19">
          <table:table-cell table:style-name="s7c1eb757b-style_587">
            <text:p text:style-name="s7c1eb757b-style_588"><text:span text:style-name="s7c1eb757b-style_589">a) El model d´objectes del document (DOM).</text:span></text:p>
          </table:table-cell>
        </table:table-row>
        <table:table-row table:style-name="s7c1eb757b-style_590" xml:id="s7c1eb757b-table_509_20">
          <table:table-cell table:style-name="s7c1eb757b-style_591">
            <text:p text:style-name="s7c1eb757b-style_592"><text:span text:style-name="s7c1eb757b-style_593">b) Objectes del model. Propietats i mètodes dels objectes.</text:span></text:p>
          </table:table-cell>
        </table:table-row>
        <table:table-row table:style-name="s7c1eb757b-style_594" xml:id="s7c1eb757b-table_509_21">
          <table:table-cell table:style-name="s7c1eb757b-style_595">
            <text:p text:style-name="s7c1eb757b-style_596"><text:span text:style-name="s7c1eb757b-style_597">c) Accés al document des de codi.</text:span></text:p>
          </table:table-cell>
        </table:table-row>
        <table:table-row table:style-name="s7c1eb757b-style_598" xml:id="s7c1eb757b-table_509_22">
          <table:table-cell table:style-name="s7c1eb757b-style_599">
            <text:p text:style-name="s7c1eb757b-style_600"><text:span text:style-name="s7c1eb757b-style_601">d) Programació d´esdeveniments.</text:span></text:p>
          </table:table-cell>
        </table:table-row>
      </table:table>
      <text:p text:style-name="s7c1eb757b-style_605"><text:bookmark-start text:name="programacio_uf3"/><text:span text:style-name="s7c1eb757b-style_606"/><text:bookmark-end text:name="programacio_uf3"/><text:span text:style-name="s7c1eb757b-style_607">8. PROGRAMACIÓ D'UNITAT FORMATIVA 3</text:span></text:p>
      <text:p text:style-name="s7c1eb757b-style_608"><text:span text:style-name="s7c1eb757b-style_609">8.1 Resultats d'aprenentatge, Criteris d'avaluació i continguts </text:span></text:p>
      <table:table table:style-name="s7c1eb757b-style_610" xml:id="s7c1eb757b-table_611">
        <table:table-column table:number-columns-repeated="1"/>
        <table:table-row table:style-name="s7c1eb757b-style_612" xml:id="s7c1eb757b-table_611_0">
          <table:table-cell table:style-name="s7c1eb757b-style_613">
            <text:p text:style-name="s7c1eb757b-style_614"><text:span text:style-name="s7c1eb757b-style_615">UF3. Esdeveniments. Manegament de formularis. Model d´object</text:span></text:p>
          </table:table-cell>
        </table:table-row>
        <table:table-row table:style-name="s7c1eb757b-style_616" xml:id="s7c1eb757b-table_611_1">
          <table:table-cell table:style-name="s7c1eb757b-style_617">
            <text:p text:style-name="s7c1eb757b-style_618"><text:span text:style-name="s7c1eb757b-style_619">RA1. Desenvolupa aplicacions web dinàmiques, reconeixent i aplicant mecanismes de comunicació asíncrona entre client i servidor.</text:span></text:p>
          </table:table-cell>
        </table:table-row>
        <table:table-row table:style-name="s7c1eb757b-style_620" xml:id="s7c1eb757b-table_611_2">
          <table:table-cell table:style-name="s7c1eb757b-style_621">
            <text:p text:style-name="s7c1eb757b-style_622"><text:span text:style-name="s7c1eb757b-style_623">Criteris d'avaluació</text:span></text:p>
          </table:table-cell>
        </table:table-row>
        <table:table-row table:style-name="s7c1eb757b-style_624" xml:id="s7c1eb757b-table_611_3">
          <table:table-cell table:style-name="s7c1eb757b-style_625">
            <text:p text:style-name="s7c1eb757b-style_626"><text:span text:style-name="s7c1eb757b-style_627">a) Reconeix el model d’objectes del document d’una pàgina web.</text:span></text:p>
          </table:table-cell>
        </table:table-row>
        <table:table-row table:style-name="s7c1eb757b-style_628" xml:id="s7c1eb757b-table_611_4">
          <table:table-cell table:style-name="s7c1eb757b-style_629">
            <text:p text:style-name="s7c1eb757b-style_630"><text:span text:style-name="s7c1eb757b-style_631">b) Identifica els objectes del model, les seves propietats i els seus mètodes.</text:span></text:p>
          </table:table-cell>
        </table:table-row>
        <table:table-row table:style-name="s7c1eb757b-style_632" xml:id="s7c1eb757b-table_611_5">
          <table:table-cell table:style-name="s7c1eb757b-style_633">
            <text:p text:style-name="s7c1eb757b-style_634"><text:span text:style-name="s7c1eb757b-style_635">Continguts</text:span></text:p>
          </table:table-cell>
        </table:table-row>
        <table:table-row table:style-name="s7c1eb757b-style_636" xml:id="s7c1eb757b-table_611_6">
          <table:table-cell table:style-name="s7c1eb757b-style_637">
            <text:p text:style-name="s7c1eb757b-style_638"><text:span text:style-name="s7c1eb757b-style_639">a) Mecanismes de comunicació asíncrona.</text:span></text:p>
          </table:table-cell>
        </table:table-row>
        <table:table-row table:style-name="s7c1eb757b-style_640" xml:id="s7c1eb757b-table_611_7">
          <table:table-cell table:style-name="s7c1eb757b-style_641">
            <text:p text:style-name="s7c1eb757b-style_642"><text:span text:style-name="s7c1eb757b-style_643">b) Objectes relacionats. Propietats i mètodes dels objectes.</text:span></text:p>
          </table:table-cell>
        </table:table-row>
        <table:table-row table:style-name="s7c1eb757b-style_644" xml:id="s7c1eb757b-table_611_8">
          <table:table-cell table:style-name="s7c1eb757b-style_645">
            <text:p text:style-name="s7c1eb757b-style_646"><text:span text:style-name="s7c1eb757b-style_647">RA2. Desenvolupa aplicacions web dinàmiques, reconeixent i aplicant mecanismes de comunicació asíncrona entre client i servidor.</text:span></text:p>
          </table:table-cell>
        </table:table-row>
        <table:table-row table:style-name="s7c1eb757b-style_648" xml:id="s7c1eb757b-table_611_9">
          <table:table-cell table:style-name="s7c1eb757b-style_649">
            <text:p text:style-name="s7c1eb757b-style_650"><text:span text:style-name="s7c1eb757b-style_651">Criteris d'avaluació</text:span></text:p>
          </table:table-cell>
        </table:table-row>
        <table:table-row table:style-name="s7c1eb757b-style_652" xml:id="s7c1eb757b-table_611_10">
          <table:table-cell table:style-name="s7c1eb757b-style_653">
            <text:p text:style-name="s7c1eb757b-style_654"><text:span text:style-name="s7c1eb757b-style_655">a) Avalua els avantatges i els inconvenients d’utilitzar mecanismes de comunicació asíncrona entre client i
servidor web.</text:span></text:p>
          </table:table-cell>
        </table:table-row>
        <table:table-row table:style-name="s7c1eb757b-style_656" xml:id="s7c1eb757b-table_611_11">
          <table:table-cell table:style-name="s7c1eb757b-style_657">
            <text:p text:style-name="s7c1eb757b-style_658"><text:span text:style-name="s7c1eb757b-style_659">b) Analitza els mecanismes disponibles per a l’establiment de la comunicació asíncrona.</text:span></text:p>
          </table:table-cell>
        </table:table-row>
        <table:table-row table:style-name="s7c1eb757b-style_660" xml:id="s7c1eb757b-table_611_12">
          <table:table-cell table:style-name="s7c1eb757b-style_661">
            <text:p text:style-name="s7c1eb757b-style_662"><text:span text:style-name="s7c1eb757b-style_663">a) Utilitza els objectes relacionats.</text:span></text:p>
          </table:table-cell>
        </table:table-row>
        <table:table-row table:style-name="s7c1eb757b-style_664" xml:id="s7c1eb757b-table_611_13">
          <table:table-cell table:style-name="s7c1eb757b-style_665">
            <text:p text:style-name="s7c1eb757b-style_666"><text:span text:style-name="s7c1eb757b-style_667">b) Identifica les seves propietats i els seus mètodes.</text:span></text:p>
          </table:table-cell>
        </table:table-row>
        <table:table-row table:style-name="s7c1eb757b-style_668" xml:id="s7c1eb757b-table_611_14">
          <table:table-cell table:style-name="s7c1eb757b-style_669">
            <text:p text:style-name="s7c1eb757b-style_670"><text:span text:style-name="s7c1eb757b-style_671">a) Utilitza comunicació asíncrona en l’actualització dinàmica del document web.</text:span></text:p>
          </table:table-cell>
        </table:table-row>
        <table:table-row table:style-name="s7c1eb757b-style_672" xml:id="s7c1eb757b-table_611_15">
          <table:table-cell table:style-name="s7c1eb757b-style_673">
            <text:p text:style-name="s7c1eb757b-style_674"><text:span text:style-name="s7c1eb757b-style_675">Continguts</text:span></text:p>
          </table:table-cell>
        </table:table-row>
        <table:table-row table:style-name="s7c1eb757b-style_676" xml:id="s7c1eb757b-table_611_16">
          <table:table-cell table:style-name="s7c1eb757b-style_677">
            <text:p text:style-name="s7c1eb757b-style_678"><text:span text:style-name="s7c1eb757b-style_679">a) Funcions predefinides del llenguatge.</text:span></text:p>
          </table:table-cell>
        </table:table-row>
        <table:table-row table:style-name="s7c1eb757b-style_680" xml:id="s7c1eb757b-table_611_17">
          <table:table-cell table:style-name="s7c1eb757b-style_681">
            <text:p text:style-name="s7c1eb757b-style_682"><text:span text:style-name="s7c1eb757b-style_683">b) Crides a funcions. Definició de funcions.</text:span></text:p>
          </table:table-cell>
        </table:table-row>
        <table:table-row table:style-name="s7c1eb757b-style_684" xml:id="s7c1eb757b-table_611_18">
          <table:table-cell table:style-name="s7c1eb757b-style_685">
            <text:p text:style-name="s7c1eb757b-style_686"><text:span text:style-name="s7c1eb757b-style_687">a) Arrays</text:span></text:p>
          </table:table-cell>
        </table:table-row>
        <table:table-row table:style-name="s7c1eb757b-style_688" xml:id="s7c1eb757b-table_611_19">
          <table:table-cell table:style-name="s7c1eb757b-style_689">
            <text:p text:style-name="s7c1eb757b-style_690"><text:span text:style-name="s7c1eb757b-style_691">b) Creació d´objectes.</text:span></text:p>
          </table:table-cell>
        </table:table-row>
        <table:table-row table:style-name="s7c1eb757b-style_692" xml:id="s7c1eb757b-table_611_20">
          <table:table-cell table:style-name="s7c1eb757b-style_693">
            <text:p text:style-name="s7c1eb757b-style_694"><text:span text:style-name="s7c1eb757b-style_695">a) Definició de mètodes i propietats</text:span></text:p>
          </table:table-cell>
        </table:table-row>
      </table:table>
      <text:p text:style-name="s7c1eb757b-style_699"><text:bookmark-start text:name="programacio_uf4"/><text:span text:style-name="s7c1eb757b-style_700"/><text:bookmark-end text:name="programacio_uf4"/><text:span text:style-name="s7c1eb757b-style_701">9. PROGRAMACIÓ D'UNITAT FORMATIVA 4</text:span></text:p>
      <text:p text:style-name="s7c1eb757b-style_702"><text:span text:style-name="s7c1eb757b-style_703">9.1 Resultats d'aprenentatge, Criteris d'avaluació i continguts </text:span></text:p>
      <table:table table:style-name="s7c1eb757b-style_704" xml:id="s7c1eb757b-table_705">
        <table:table-column table:number-columns-repeated="1"/>
        <table:table-row table:style-name="s7c1eb757b-style_706" xml:id="s7c1eb757b-table_705_0">
          <table:table-cell table:style-name="s7c1eb757b-style_707">
            <text:p text:style-name="s7c1eb757b-style_708"><text:span text:style-name="s7c1eb757b-style_709">UF4. Comunicació asíncrona client-servidor</text:span></text:p>
          </table:table-cell>
        </table:table-row>
        <table:table-row table:style-name="s7c1eb757b-style_710" xml:id="s7c1eb757b-table_705_1">
          <table:table-cell table:style-name="s7c1eb757b-style_711">
            <text:p text:style-name="s7c1eb757b-style_712"><text:span text:style-name="s7c1eb757b-style_713">RA1. Programa codi per a clients web analitzant i utilitzant amb accesibilitat</text:span></text:p>
          </table:table-cell>
        </table:table-row>
        <table:table-row table:style-name="s7c1eb757b-style_714" xml:id="s7c1eb757b-table_705_2">
          <table:table-cell table:style-name="s7c1eb757b-style_715">
            <text:p text:style-name="s7c1eb757b-style_716"><text:span text:style-name="s7c1eb757b-style_717">Criteris d'avaluació</text:span></text:p>
          </table:table-cell>
        </table:table-row>
        <table:table-row table:style-name="s7c1eb757b-style_718" xml:id="s7c1eb757b-table_705_3">
          <table:table-cell table:style-name="s7c1eb757b-style_719">
            <text:p text:style-name="s7c1eb757b-style_720"><text:span text:style-name="s7c1eb757b-style_721">a) Sap el funcionament d´una connexió asincrona</text:span></text:p>
          </table:table-cell>
        </table:table-row>
        <table:table-row table:style-name="s7c1eb757b-style_722" xml:id="s7c1eb757b-table_705_4">
          <table:table-cell table:style-name="s7c1eb757b-style_723">
            <text:p text:style-name="s7c1eb757b-style_724"><text:span text:style-name="s7c1eb757b-style_725">Continguts</text:span></text:p>
          </table:table-cell>
        </table:table-row>
        <table:table-row table:style-name="s7c1eb757b-style_726" xml:id="s7c1eb757b-table_705_5">
          <table:table-cell table:style-name="s7c1eb757b-style_727">
            <text:p text:style-name="s7c1eb757b-style_728"><text:span text:style-name="s7c1eb757b-style_729">a) Eines per a fer servir la connexió asincrona al servidor</text:span></text:p>
          </table:table-cell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21cm" fo:page-height="29.7cm" style:print-orientation="portrait" fo:margin-top="63.75pt" fo:margin-left="56.25pt" fo:margin-bottom="63.75pt" fo:margin-right="56.25pt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  <style:footer-style>
        <style:header-footer-properties style:dynamic-spacing="false"/>
      </style:footer-style>
      <style:header-style>
        <style:header-footer-properties xmlns:fo="urn:oasis:names:tc:opendocument:xmlns:xsl-fo-compatible:1.0" style:dynamic-spacing="false" fo:min-height="3cm" fo:border-top="0.75pt solid #FFFFFF" fo:border-right="0.75pt solid #FFFFFF" fo:border-bottom="0.75pt solid #FFFFFF" fo:border-left="0.75pt solid #FFFFFF"/>
      </style:header-style>
    </style:page-layout>
    <style:style style:name="s7c1eb757b-style_2" style:family="table">
      <style:table-properties table:border-model="collapsing" table:align="left"/>
    </style:style>
    <style:style style:name="s7c1eb757b-style_4" style:family="table-row"/>
    <style:style style:name="s7c1eb757b-style_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7c1eb757b-style_7" style:family="text"/>
    <style:style style:name="s7c1eb757b-style_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7c1eb757b-style_10" style:family="text"/>
    <style:style style:name="s7c1eb757b-style_1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7c1eb757b-style_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7c1eb757b-style_13" style:family="text"/>
    <style:style style:name="s7c1eb757b-style_14" style:family="table-row"/>
    <style:style style:name="s7c1eb757b-style_15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7c1eb757b-style_17" style:family="text"/>
    <style:style style:name="s7c1eb757b-style_18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1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7c1eb757b-style_20" style:family="text"/>
    <style:style style:name="s7c1eb757b-style_21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2" style:family="paragraph">
      <style:paragraph-properties fo:padding-bottom="0pt" fo:padding-left="0pt" fo:padding-right="0pt" fo:padding-top="0pt"/>
    </style:style>
    <style:style style:name="s7c1eb757b-style_23" style:family="text">
      <style:text-properties fo:font-size="7.5pt"/>
    </style:style>
    <style:style style:name="s7c1eb757b-style_24" style:family="text">
      <style:text-properties fo:font-size="7.5pt"/>
    </style:style>
    <style:style style:name="s7c1eb757b-style_25" style:family="text">
      <style:text-properties fo:font-size="7.5pt"/>
    </style:style>
    <style:style style:name="s7c1eb757b-style_26" style:family="text">
      <style:text-properties fo:font-size="7.5pt"/>
    </style:style>
    <style:style style:name="s7c1eb757b-style_27" style:family="table-row"/>
    <style:style style:name="s7c1eb757b-style_28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7c1eb757b-style_30" style:family="text"/>
    <style:style style:name="s7c1eb757b-style_31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3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7c1eb757b-style_33" style:family="text"/>
    <style:style style:name="s7c1eb757b-style_34" style:family="table-cell">
      <style:table-cell-properties fo:border-top="0.75pt solid #000000" fo:border-right="0.75pt solid #000000" fo:border-bottom="0.75pt solid #000000" fo:border-left="0.75pt solid #000000"/>
    </style:style>
    <style:style style:name="s7c1eb757b-style_3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7c1eb757b-style_36" style:family="text"/>
    <style:style style:name="s7c1eb757b-style_37" style:family="table">
      <style:table-properties table:border-model="collapsing" table:align="left"/>
    </style:style>
    <style:style style:name="s7c1eb757b-style_39" style:family="table-row"/>
    <style:style style:name="s7c1eb757b-style_40" style:family="table-cell">
      <style:table-cell-properties fo:border-top="0.75pt solid #FFFFFF" fo:border-right="0.75pt solid #FFFFFF" fo:border-bottom="0.75pt solid #FFFFFF" fo:border-left="0.75pt solid #FFFFFF"/>
    </style:style>
    <style:style style:name="s7c1eb757b-style_41" style:family="paragraph">
      <style:paragraph-properties fo:padding-bottom="0pt" fo:padding-left="0pt" fo:padding-right="0pt" fo:padding-top="0pt"/>
    </style:style>
    <style:style style:name="s7c1eb757b-style_42" style:family="graphic" style:parent-style-name="defaultGraphicsStyle">
      <style:graphic-properties style:run-through="foreground" style:wrap="parallel" style:vertical-rel="line" draw:auto-grow-height="true" draw:auto-grow-width="true" fo:margin-bottom="0pt" fo:margin-left="0pt" fo:margin-right="0pt" fo:margin-top="0pt" fo:padding-bottom="0pt" fo:padding-left="0pt" fo:padding-right="0pt" fo:padding-top="0pt" draw:stroke="none" fo:border-top="1pt none #000000" fo:border-right="1pt none #000000" fo:border-bottom="1pt none #000000" fo:border-left="1pt none #000000" fo:border="1pt none #000000" fo:background-color="transparent"/>
    </style:style>
    <style:style style:name="s7c1eb757b-style_43" style:family="graphic" style:parent-style-name="defaultGraphicsStyle">
      <style:graphic-properties style:run-through="foreground" style:wrap="parallel" style:vertical-rel="line" draw:auto-grow-height="true" draw:auto-grow-width="true" fo:margin-bottom="0pt" fo:margin-left="0pt" fo:margin-right="0pt" fo:margin-top="0pt" fo:padding-bottom="0pt" fo:padding-left="0pt" fo:padding-right="0pt" fo:padding-top="0pt" draw:stroke="none" fo:border-top="1pt none #000000" fo:border-right="1pt none #000000" fo:border-bottom="1pt none #000000" fo:border-left="1pt none #000000" fo:border="1pt none #000000" fo:background-color="transparent"/>
    </style:style>
    <style:style style:name="text-s7c1eb757b-style_43" style:family="paragraph">
      <style:paragraph-properties fo:margin-bottom="0pt" fo:margin-left="0pt" fo:margin-right="0pt" fo:margin-top="0pt" fo:padding-bottom="0pt" fo:padding-left="0pt" fo:padding-right="0pt" fo:padding-top="0pt" svg:width="6.6875in" svg:height="0.88541666666667in" fo:border-top="1pt none #000000" fo:border-right="1pt none #000000" fo:border-bottom="1pt none #000000" fo:border-left="1pt none #000000"/>
      <style:text-properties svg:width="6.6875in" svg:height="0.88541666666667in"/>
    </style:style>
  </office:automatic-styles>
  <office:master-styles>
    <style:master-page style:name="master_01" style:page-layout-name="layout_01">
      <style:footer>
        <table:table table:style-name="s7c1eb757b-style_2" xml:id="s7c1eb757b-table_3">
          <table:table-column table:number-columns-repeated="3"/>
          <table:table-row table:style-name="s7c1eb757b-style_4" xml:id="s7c1eb757b-table_3_0">
            <table:table-cell table:style-name="s7c1eb757b-style_5">
              <text:p text:style-name="s7c1eb757b-style_6"><text:span text:style-name="s7c1eb757b-style_7">Procès: </text:span></text:p>
            </table:table-cell>
            <table:table-cell table:style-name="s7c1eb757b-style_8">
              <text:p text:style-name="s7c1eb757b-style_9"><text:span text:style-name="s7c1eb757b-style_10">Document: </text:span></text:p>
            </table:table-cell>
            <table:table-cell table:style-name="s7c1eb757b-style_11">
              <text:p text:style-name="s7c1eb757b-style_12"><text:span text:style-name="s7c1eb757b-style_13">Data: 2016-06-06</text:span></text:p>
            </table:table-cell>
          </table:table-row>
          <table:table-row table:style-name="s7c1eb757b-style_14" xml:id="s7c1eb757b-table_3_1">
            <table:table-cell table:style-name="s7c1eb757b-style_15">
              <text:p text:style-name="s7c1eb757b-style_16"><text:span text:style-name="s7c1eb757b-style_17">xxx </text:span></text:p>
            </table:table-cell>
            <table:table-cell table:style-name="s7c1eb757b-style_18">
              <text:p text:style-name="s7c1eb757b-style_19"><text:span text:style-name="s7c1eb757b-style_20">fasdfass</text:span></text:p>
            </table:table-cell>
            <table:table-cell table:style-name="s7c1eb757b-style_21">
              <text:p text:style-name="s7c1eb757b-style_22"><text:span text:style-name="s7c1eb757b-style_23">Pàgina <text:span text:style-name="s7c1eb757b-style_24"><text:page-number style:num-format="1">press F9 to update</text:page-number></text:span></text:span><text:span text:style-name="s7c1eb757b-style_25">de <text:span text:style-name="s7c1eb757b-style_26"><text:page-count style:num-format="1">press F9 to update</text:page-count></text:span></text:span></text:p>
            </table:table-cell>
          </table:table-row>
          <table:table-row table:style-name="s7c1eb757b-style_27" xml:id="s7c1eb757b-table_3_2">
            <table:table-cell table:style-name="s7c1eb757b-style_28">
              <text:p text:style-name="s7c1eb757b-style_29"><text:span text:style-name="s7c1eb757b-style_30">Elaborat: </text:span></text:p>
            </table:table-cell>
            <table:table-cell table:style-name="s7c1eb757b-style_31">
              <text:p text:style-name="s7c1eb757b-style_32"><text:span text:style-name="s7c1eb757b-style_33">Revisat: </text:span></text:p>
            </table:table-cell>
            <table:table-cell table:style-name="s7c1eb757b-style_34">
              <text:p text:style-name="s7c1eb757b-style_35"><text:span text:style-name="s7c1eb757b-style_36">Aprovat: </text:span></text:p>
            </table:table-cell>
          </table:table-row>
        </table:table>
      </style:footer>
      <style:header>
        <table:table table:style-name="s7c1eb757b-style_37" xml:id="s7c1eb757b-table_38">
          <table:table-column table:number-columns-repeated="1"/>
          <table:table-row table:style-name="s7c1eb757b-style_39" xml:id="s7c1eb757b-table_38_0">
            <table:table-cell table:style-name="s7c1eb757b-style_40">
              <text:p text:style-name="s7c1eb757b-style_41"><text:span><draw:frame xmlns:draw="urn:oasis:names:tc:opendocument:xmlns:drawing:1.0" xmlns:text="urn:oasis:names:tc:opendocument:xmlns:text:1.0" xmlns:svg="urn:oasis:names:tc:opendocument:xmlns:svg-compatible:1.0" draw:style-name="s7c1eb757b-style_43" draw:text-style-name="text-s7c1eb757b-style_43" draw:name="5755c0158c094" text:anchor-type="as-char" svg:width="6.6875in" svg:height="0.88541666666667in"><draw:image xlink:href="media/docsodtimagesheader.png" xlink:type="simple" xlink:show="embed" xlink:actuate="onLoad"/></draw:frame></text:span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